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3">
            <text:p>3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2H34M54S">
            <text:p>12:34:54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2H35M54S">
            <text:p>12:35:54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4 CPU_ALL.F1:CPU_ALL.F1 CPU_ALL.F2:CPU_ALL.F4 DISK_SUMM.D2:DISK_SUMM.D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156.466666666667">
            <text:p>156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27.9666666666667">
            <text:p>28.0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5.13333333333333">
            <text:p>5.1</text:p>
          </table:table-cell>
          <table:table-cell table:style-name="ce4" office:value-type="float" office:value="62.1666666666667">
            <text:p>62.2</text:p>
          </table:table-cell>
          <table:table-cell table:style-name="ce4" office:value-type="float" office:value="32.6666666666667">
            <text:p>32.7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262.4">
            <text:p>262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51.4">
            <text:p>51.4</text:p>
          </table:table-cell>
          <table:table-cell table:style-name="ce4" office:value-type="float" office:value="8.1">
            <text:p>8.1</text:p>
          </table:table-cell>
          <table:table-cell table:style-name="ce4" office:value-type="float" office:value="9.1">
            <text:p>9.1</text:p>
          </table:table-cell>
          <table:table-cell table:style-name="ce4" office:value-type="float" office:value="98">
            <text:p>98.0</text:p>
          </table:table-cell>
          <table:table-cell table:style-name="ce4" office:value-type="float" office:value="59.5">
            <text:p>59.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79260H35M54S">
            <text:p>12:35:54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1.83790226460072">
            <text:p>1.8</text:p>
          </table:table-cell>
          <table:table-cell table:style-name="ce4" office:value-type="float" office:value="1.72340425531915">
            <text:p>1.7</text:p>
          </table:table-cell>
          <table:table-cell table:style-name="ce4" office:value-type="float" office:value="1.77272727272727">
            <text:p>1.8</text:p>
          </table:table-cell>
          <table:table-cell table:style-name="ce4" office:value-type="float" office:value="1.57640750670241">
            <text:p>1.6</text:p>
          </table:table-cell>
          <table:table-cell table:style-name="ce4" office:value-type="float" office:value="1.82142857142857">
            <text:p>1.8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.24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246.726">
            <text:p>247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.000972738989810559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6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09-16">
            <text:p>16-Sep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6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2M34.53S">
            <text:p>00:12:35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1.07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office:forms form:automatic-focus="false" form:apply-design-mode="false"/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87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7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87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8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87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58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87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3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41235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8"/>20145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531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8985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6785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3645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9914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2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68710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3643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32768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7"/>13807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467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6338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9909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2900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386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309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77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39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36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24693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3"/>11843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7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113844 2 17335 2442313 30724 0 21297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25510 0 4023 606812 4010 0 14422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30977 0 4466 616238 3777 0 2003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29726 2 3963 615628 5358 0 2168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27628 0 4882 603633 17578 0 2702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2608026 50 6 0 0 0 0 2 0 1 0 0 0 130 0 89250 66 0 0 0 0 0 0 0 22 0 0 0 0 0 0 0 0 910869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243886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16150148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3354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2323976 0 751562 392285 277179 89342 0 3 218560 1142 593903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3"/>2688 <text:s text:c="5"/>36 <text:s text:c="3"/>0 <text:s text:c="3"/>0 <text:s text:c="3"/>0 <text:s text:c="4"/>0 <text:s text:c="9"/>0 <text:s text:c="8"/>0 <text:s text:c="4"/>2688 <text:s text:c="5"/>36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217380460 <text:s/>723195 <text:s text:c="3"/>0 1172 <text:s text:c="3"/>0 <text:s text:c="4"/>0 <text:s text:c="9"/>0 <text:s text:c="8"/>0 947157593 <text:s/>841359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3093 20950 994462 106348 76152 519338 4773752 6418636 0 384980 653304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2991 20919 993410 105596 76152 519338 4773752 6418636 0 384900 653229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76 0 0 0 0 0 76 7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1 31 656 256 0 0 0 0 0 256 25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13 0 104 108 0 0 0 0 0 108 108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678 625474 22 386 8 55 23713 3527 20 0 1 0 4 2936832 400 4294967295 3354624 3454460 3214223456 3214218428 3081238 0 0 4096 536946211 3223525726 0 0 0 0 0 0 71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7 400 297 25 0 140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1e:20:92:8a:e0:cf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1c20:92ff:fe8a:e0cf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723195 errors:0 dropped:1172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841359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217380460 (217.3 MB) <text:s/>TX bytes:947157593 (947.1 M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36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36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2688 (2.6 KB) <text:s/>TX bytes:2688 (2.6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315 <text:s text:c="5"/>3965 <text:s/>46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09 <text:s text:c="8"/>1 <text:s text:c="5"/>2008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1 <text:s text:c="5"/>2014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7669 <text:s text:c="5"/>3315 <text:s text:c="5"/>3965 <text:s/>46% /var/lib/ureadahead/debugfs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ib/ureadahead/debugfs type debugfs (rw,relatime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34M54S">
            <text:p>12:34:54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1.9">
            <text:p>1.9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35M24S">
            <text:p>12:35:24</text:p>
          </table:table-cell>
          <table:table-cell office:value-type="float" office:value="31.3">
            <text:p>31.3</text:p>
          </table:table-cell>
          <table:table-cell office:value-type="float" office:value="5.3">
            <text:p>5.3</text:p>
          </table:table-cell>
          <table:table-cell office:value-type="float" office:value="6.3">
            <text:p>6.3</text:p>
          </table:table-cell>
          <table:table-cell office:value-type="float" office:value="57.1">
            <text:p>57.1</text:p>
          </table:table-cell>
          <table:table-cell office:value-type="float" office:value="36.6">
            <text:p>36.6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35M54S">
            <text:p>12:35:54</text:p>
          </table:table-cell>
          <table:table-cell office:value-type="float" office:value="51.4">
            <text:p>51.4</text:p>
          </table:table-cell>
          <table:table-cell office:value-type="float" office:value="8.1">
            <text:p>8.1</text:p>
          </table:table-cell>
          <table:table-cell office:value-type="float" office:value="9.1">
            <text:p>9.1</text:p>
          </table:table-cell>
          <table:table-cell office:value-type="float" office:value="31.4">
            <text:p>31.4</text:p>
          </table:table-cell>
          <table:table-cell office:value-type="float" office:value="59.5">
            <text:p>59.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7.9666666666667">
            <text:p>27.97</text:p>
            <draw:frame table:end-cell-address="CPU_ALL.U32" table:end-x="0.474in" table:end-y="0.002in" draw:z-index="0" draw:name="Chart 1" draw:style-name="gr1" svg:width="14.0496in" svg:height="5.0524in" svg:x="0.0299in" svg:y="0.0039in">
              <draw:object draw:notify-on-update-of-ranges="CPU_ALL.A2:CPU_ALL.A4 CPU_ALL.B1:CPU_ALL.B1 CPU_ALL.B2:CPU_ALL.B4 CPU_ALL.C1:CPU_ALL.C1 CPU_ALL.C2:CPU_ALL.C4 CPU_ALL.D1:CPU_ALL.D1 CPU_ALL.D2:CPU_ALL.D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4.7">
            <text:p>4.7</text:p>
          </table:table-cell>
          <table:table-cell office:value-type="float" office:value="5.13333333333333">
            <text:p>5.13</text:p>
          </table:table-cell>
          <table:table-cell office:value-type="float" office:value="62.1666666666667">
            <text:p>62.17</text:p>
          </table:table-cell>
          <table:table-cell office:value-type="float" office:value="32.6666666666667">
            <text:p>32.67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58" table:end-x="0.474in" table:end-y="0.0169in" draw:z-index="1" draw:name="Chart 2" draw:style-name="gr1" svg:width="14.0496in" svg:height="5.0535in" svg:x="0.0299in" svg:y="0.0181in">
              <draw:object draw:notify-on-update-of-ranges="CPU_ALL.A2:CPU_ALL.A4 CPU_ALL.G1:CPU_ALL.G1 CPU_ALL.G2:CPU_ALL.G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26.6333333333333">
            <text:p>26.6</text:p>
          </table:table-cell>
          <table:table-cell table:style-name="ce10" office:value-type="float" office:value="3.8">
            <text:p>3.8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67.3666666666667">
            <text:p>67.4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31.3666666666667">
            <text:p>31.4</text:p>
          </table:table-cell>
          <table:table-cell table:style-name="ce10" office:value-type="float" office:value="4.2">
            <text:p>4.2</text:p>
          </table:table-cell>
          <table:table-cell table:style-name="ce10" office:value-type="float" office:value="2.26666666666667">
            <text:p>2.3</text:p>
          </table:table-cell>
          <table:table-cell table:style-name="ce10" office:value-type="float" office:value="62.2">
            <text:p>62.2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30.3">
            <text:p>30.3</text:p>
          </table:table-cell>
          <table:table-cell table:style-name="ce10" office:value-type="float" office:value="4.7">
            <text:p>4.7</text:p>
          </table:table-cell>
          <table:table-cell table:style-name="ce10" office:value-type="float" office:value="2.56666666666667">
            <text:p>2.6</text:p>
          </table:table-cell>
          <table:table-cell table:style-name="ce10" office:value-type="float" office:value="62.4333333333333">
            <text:p>62.4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27.6">
            <text:p>27.6</text:p>
          </table:table-cell>
          <table:table-cell table:style-name="ce10" office:value-type="float" office:value="5.96666666666667">
            <text:p>6.0</text:p>
          </table:table-cell>
          <table:table-cell table:style-name="ce10" office:value-type="float" office:value="14.7">
            <text:p>14.7</text:p>
          </table:table-cell>
          <table:table-cell table:style-name="ce10" office:value-type="float" office:value="51.7333333333333">
            <text:p>51.7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6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260H34M54S">
            <text:p>12:34:54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260H35M24S">
            <text:p>12:35:24</text:p>
          </table:table-cell>
          <table:table-cell office:value-type="float" office:value="0">
            <text:p>0</text:p>
          </table:table-cell>
          <table:table-cell office:value-type="float" office:value="1807.4">
            <text:p>1807.4</text:p>
          </table:table-cell>
          <table:table-cell office:value-type="float" office:value="207">
            <text:p>207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260H35M54S">
            <text:p>12:35:54</text:p>
          </table:table-cell>
          <table:table-cell office:value-type="float" office:value="8">
            <text:p>8</text:p>
          </table:table-cell>
          <table:table-cell office:value-type="float" office:value="6416.8">
            <text:p>6416.8</text:p>
          </table:table-cell>
          <table:table-cell office:value-type="float" office:value="262.4">
            <text:p>262.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2.66666666666667">
            <text:p>2.7</text:p>
            <draw:frame table:end-cell-address="DISK_SUMM.T32" table:end-x="0.6197in" table:end-y="0.002in" draw:z-index="0" draw:name="Chart 1" draw:style-name="gr1" svg:width="14.0118in" svg:height="5.0524in" svg:x="0.0299in" svg:y="0.0039in">
              <draw:object draw:notify-on-update-of-ranges="DISK_SUMM.A2:DISK_SUMM.A4 DISK_SUMM.B1:DISK_SUMM.B1 DISK_SUMM.B2:DISK_SUMM.B4 DISK_SUMM.C1:DISK_SUMM.C1 DISK_SUMM.C2:DISK_SUMM.C4 DISK_SUMM.D2:DISK_SUMM.D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4])" office:value-type="float" office:value="2741.4">
            <text:p>2741.4</text:p>
          </table:table-cell>
          <table:table-cell table:style-name="ce11" table:formula="of:=AVERAGE([.D2:.D4])" office:value-type="float" office:value="156.466666666667">
            <text:p>156.5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5.33333333333333">
            <text:p>5.3</text:p>
          </table:table-cell>
          <table:table-cell table:style-name="ce11" table:formula="of:=IF([.C6]=0;0;MAX(SUMPRODUCT([.C2:.C4];[.C2:.C4])/SUM([.C2:.C4])-[.C6];0))" office:value-type="float" office:value="2662.41034021546">
            <text:p>2662.4</text:p>
          </table:table-cell>
          <table:table-cell table:style-name="ce11" table:formula="of:=IF([.D6]=0;0;MAX(SUMPRODUCT([.D2:.D4];[.D2:.D4])/SUM([.D2:.D4])-[.D6];0))" office:value-type="float" office:value="81.5025706575771">
            <text:p>81.5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1012.98965978454">
            <text:p>1013.0</text:p>
          </table:table-cell>
          <table:table-cell table:style-name="ce11" table:formula="of:=ABS(MAX([.D2:.D4])-[.D6]-[.D7])" office:value-type="float" office:value="24.4307626757563">
            <text:p>24.4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58" table:end-x="0.6197in" table:end-y="0.0169in" draw:z-index="1" draw:name="Chart 2" draw:style-name="gr1" svg:width="14.0118in" svg:height="5.0535in" svg:x="0.0299in" svg:y="0.0181in">
              <draw:object draw:notify-on-update-of-ranges="DISK_SUMM.B1:DISK_SUMM.D1 DISK_SUMM.A6:DISK_SUMM.A6 DISK_SUMM.B6:DISK_SUMM.D6 DISK_SUMM.A7:DISK_SUMM.A7 DISK_SUMM.B7:DISK_SUMM.D7 DISK_SUMM.A8:DISK_SUMM.A8 DISK_SUMM.B8:DISK_SUMM.D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Block Size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34M54S">
            <text:p>12:34:54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35M24S">
            <text:p>12:35:24</text:p>
          </table:table-cell>
          <table:table-cell table:number-columns-repeated="2" office:value-type="float" office:value="8.7">
            <text:p>8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7.4">
            <text:p>17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35M54S">
            <text:p>12:35:54</text:p>
          </table:table-cell>
          <table:table-cell table:number-columns-repeated="2" office:value-type="float" office:value="24.5">
            <text:p>24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49">
            <text:p>49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11.0666666666667">
            <text:p>11.1</text:p>
            <draw:frame table:end-cell-address="DISKBSIZE.V32" table:end-x="0.328in" table:end-y="0.002in" draw:z-index="0" draw:name="Chart 1" draw:style-name="gr1" svg:width="14.0177in" svg:height="5.0524in" svg:x="0.0299in" svg:y="0.0039in">
              <draw:object draw:notify-on-update-of-ranges="DISKBSIZE.B1:DISKBSIZE.F1 DISKBSIZE.B6:DISKBSIZE.F6 DISKBSIZE.B7:DISKBSIZE.F7 DISKBSIZE.B8:DISKBSIZE.F8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4])" office:value-type="float" office:value="11.0666666666667">
            <text:p>11.1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9.2929718875502">
            <text:p>9.3</text:p>
          </table:table-cell>
          <table:table-cell table:style-name="ce11" table:formula="of:=IF([.C6]=0;0;MAX(SUMPRODUCT([.C2:.C4];[.C2:.C4])/SUM([.C2:.C4])-[.C6];0))" office:value-type="float" office:value="9.2929718875502">
            <text:p>9.3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4.14036144578314">
            <text:p>4.1</text:p>
          </table:table-cell>
          <table:table-cell table:style-name="ce11" table:formula="of:=ABS(MAX([.C2:.C4])-[.C6]-[.C7])" office:value-type="float" office:value="4.14036144578314">
            <text:p>4.1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20.3596385542169">
            <text:p>20.4</text:p>
          </table:table-cell>
          <table:table-cell table:style-name="ce11" table:formula="of:=[.C6]+ [.C7]" office:value-type="float" office:value="20.3596385542169">
            <text:p>20.4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58" table:end-x="0.328in" table:end-y="0.0169in" draw:z-index="1" draw:name="Chart 2" draw:style-name="gr1" svg:width="14.0177in" svg:height="5.0535in" svg:x="0.0299in" svg:y="0.0181in">
              <draw:object draw:notify-on-update-of-ranges="DISKBSIZE.A2:DISKBSIZE.A4 DISKBSIZE.B1:DISKBSIZE.B1 DISKBSIZE.B2:DISKBSIZE.B4 DISKBSIZE.C1:DISKBSIZE.C1 DISKBSIZE.C2:DISKBSIZE.C4 DISKBSIZE.D1:DISKBSIZE.D1 DISKBSIZE.D2:DISKBSIZE.D4 DISKBSIZE.E1:DISKBSIZE.E1 DISKBSIZE.E2:DISKBSIZE.E4 DISKBSIZE.F1:DISKBSIZE.F1 DISKBSIZE.F2:DISKBSIZE.F4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%Busy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34M54S">
            <text:p>12:34:54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35M24S">
            <text:p>12:35:24</text:p>
          </table:table-cell>
          <table:table-cell table:number-columns-repeated="2" office:value-type="float" office:value="36.5">
            <text:p>36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73">
            <text:p>73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35M54S">
            <text:p>12:35:54</text:p>
          </table:table-cell>
          <table:table-cell table:number-columns-repeated="2" office:value-type="float" office:value="54.4">
            <text:p>54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08.8">
            <text:p>108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30.3">
            <text:p>30.3</text:p>
            <draw:frame table:end-cell-address="DISKBUSY.V32" table:end-x="0.328in" table:end-y="0.002in" draw:z-index="0" draw:name="Chart 1" draw:style-name="gr1" svg:width="14.0177in" svg:height="5.0524in" svg:x="0.0299in" svg:y="0.0039in">
              <draw:object draw:notify-on-update-of-ranges="DISKBUSY.B1:DISKBUSY.F1 DISKBUSY.B6:DISKBUSY.F6 DISKBUSY.B7:DISKBUSY.F7 DISKBUSY.B8:DISKBUSY.F8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4])" office:value-type="float" office:value="30.3">
            <text:p>30.3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16.9124312431243">
            <text:p>16.9</text:p>
          </table:table-cell>
          <table:table-cell table:style-name="ce11" table:formula="of:=IF([.C6]=0;0;MAX(SUMPRODUCT([.C2:.C4];[.C2:.C4])/SUM([.C2:.C4])-[.C6];0))" office:value-type="float" office:value="16.9124312431243">
            <text:p>16.9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7.18756875687569">
            <text:p>7.2</text:p>
          </table:table-cell>
          <table:table-cell table:style-name="ce11" table:formula="of:=ABS(MAX([.C2:.C4])-[.C6]-[.C7])" office:value-type="float" office:value="7.18756875687569">
            <text:p>7.2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47.2124312431243">
            <text:p>47.2</text:p>
          </table:table-cell>
          <table:table-cell table:style-name="ce11" table:formula="of:=[.C6]+ [.C7]" office:value-type="float" office:value="47.2124312431243">
            <text:p>47.2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58" table:end-x="0.328in" table:end-y="0.0169in" draw:z-index="1" draw:name="Chart 2" draw:style-name="gr1" svg:width="14.0177in" svg:height="5.0535in" svg:x="0.0299in" svg:y="0.0181in">
              <draw:object draw:notify-on-update-of-ranges="DISKBUSY.A2:DISKBUSY.A4 DISKBUSY.B1:DISKBUSY.B1 DISKBUSY.B2:DISKBUSY.B4 DISKBUSY.C1:DISKBUSY.C1 DISKBUSY.C2:DISKBUSY.C4 DISKBUSY.D1:DISKBUSY.D1 DISKBUSY.D2:DISKBUSY.D4 DISKBUSY.E1:DISKBUSY.E1 DISKBUSY.E2:DISKBUSY.E4 DISKBUSY.F1:DISKBUSY.F1 DISKBUSY.F2:DISKBUSY.F4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Read KB/s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34M54S">
            <text:p>12:34:54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35M24S">
            <text:p>12:35:24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35M54S">
            <text:p>12:35:54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8">
            <text:p>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1.33333333333333">
            <text:p>1.3</text:p>
            <draw:frame table:end-cell-address="DISKREAD.V32" table:end-x="0.328in" table:end-y="0.002in" draw:z-index="0" draw:name="Chart 1" draw:style-name="gr1" svg:width="14.0177in" svg:height="5.0524in" svg:x="0.0299in" svg:y="0.0039in">
              <draw:object draw:notify-on-update-of-ranges="DISKREAD.B1:DISKREAD.F1 DISKREAD.B6:DISKREAD.F6 DISKREAD.B7:DISKREAD.F7 DISKREAD.B8:DISKREAD.F8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4])" office:value-type="float" office:value="1.33333333333333">
            <text:p>1.3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2.66666666666667">
            <text:p>2.7</text:p>
          </table:table-cell>
          <table:table-cell table:style-name="ce11" table:formula="of:=IF([.C6]=0;0;MAX(SUMPRODUCT([.C2:.C4];[.C2:.C4])/SUM([.C2:.C4])-[.C6];0))" office:value-type="float" office:value="2.66666666666667">
            <text:p>2.7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0">
            <text:p>0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4">
            <text:p>4.0</text:p>
          </table:table-cell>
          <table:table-cell table:style-name="ce11" table:formula="of:=[.C6]+ [.C7]" office:value-type="float" office:value="4">
            <text:p>4.0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58" table:end-x="0.328in" table:end-y="0.0169in" draw:z-index="1" draw:name="Chart 2" draw:style-name="gr1" svg:width="14.0177in" svg:height="5.0535in" svg:x="0.0299in" svg:y="0.0181in">
              <draw:object draw:notify-on-update-of-ranges="DISKREAD.A2:DISKREAD.A4 DISKREAD.B1:DISKREAD.B1 DISKREAD.B2:DISKREAD.B4 DISKREAD.C1:DISKREAD.C1 DISKREAD.C2:DISKREAD.C4 DISKREAD.D1:DISKREAD.D1 DISKREAD.D2:DISKREAD.D4 DISKREAD.E1:DISKREAD.E1 DISKREAD.E2:DISKREAD.E4 DISKREAD.F1:DISKREAD.F1 DISKREAD.F2:DISKREAD.F4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Write KB/s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34M54S">
            <text:p>12:34:54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35M24S">
            <text:p>12:35:24</text:p>
          </table:table-cell>
          <table:table-cell table:number-columns-repeated="2" office:value-type="float" office:value="903.7">
            <text:p>903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807.4">
            <text:p>1807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35M54S">
            <text:p>12:35:54</text:p>
          </table:table-cell>
          <table:table-cell table:number-columns-repeated="2" office:value-type="float" office:value="3208.4">
            <text:p>3208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6416.8">
            <text:p>6416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1370.7">
            <text:p>1370.7</text:p>
            <draw:frame table:end-cell-address="DISKWRITE.V32" table:end-x="0.328in" table:end-y="0.002in" draw:z-index="0" draw:name="Chart 1" draw:style-name="gr1" svg:width="14.0177in" svg:height="5.0524in" svg:x="0.0299in" svg:y="0.0039in">
              <draw:object draw:notify-on-update-of-ranges="DISKWRITE.B1:DISKWRITE.F1 DISKWRITE.B6:DISKWRITE.F6 DISKWRITE.B7:DISKWRITE.F7 DISKWRITE.B8:DISKWRITE.F8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4])" office:value-type="float" office:value="1370.7">
            <text:p>1370.7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1331.20517010773">
            <text:p>1331.2</text:p>
          </table:table-cell>
          <table:table-cell table:style-name="ce11" table:formula="of:=IF([.C6]=0;0;MAX(SUMPRODUCT([.C2:.C4];[.C2:.C4])/SUM([.C2:.C4])-[.C6];0))" office:value-type="float" office:value="1331.20517010773">
            <text:p>1331.2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506.49482989227">
            <text:p>506.5</text:p>
          </table:table-cell>
          <table:table-cell table:style-name="ce11" table:formula="of:=ABS(MAX([.C2:.C4])-[.C6]-[.C7])" office:value-type="float" office:value="506.49482989227">
            <text:p>506.5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2701.90517010773">
            <text:p>2701.9</text:p>
          </table:table-cell>
          <table:table-cell table:style-name="ce11" table:formula="of:=[.C6]+ [.C7]" office:value-type="float" office:value="2701.90517010773">
            <text:p>2701.9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58" table:end-x="0.328in" table:end-y="0.0169in" draw:z-index="1" draw:name="Chart 2" draw:style-name="gr1" svg:width="14.0177in" svg:height="5.0535in" svg:x="0.0299in" svg:y="0.0181in">
              <draw:object draw:notify-on-update-of-ranges="DISKWRITE.A2:DISKWRITE.A4 DISKWRITE.B1:DISKWRITE.B1 DISKWRITE.B2:DISKWRITE.B4 DISKWRITE.C1:DISKWRITE.C1 DISKWRITE.C2:DISKWRITE.C4 DISKWRITE.D1:DISKWRITE.D1 DISKWRITE.D2:DISKWRITE.D4 DISKWRITE.E1:DISKWRITE.E1 DISKWRITE.E2:DISKWRITE.E4 DISKWRITE.F1:DISKWRITE.F1 DISKWRITE.F2:DISKWRITE.F4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transfers per second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34M54S">
            <text:p>12:34:54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35M24S">
            <text:p>12:35:24</text:p>
          </table:table-cell>
          <table:table-cell table:number-columns-repeated="2" office:value-type="float" office:value="103.5">
            <text:p>103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07">
            <text:p>207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35M54S">
            <text:p>12:35:54</text:p>
          </table:table-cell>
          <table:table-cell table:number-columns-repeated="2" office:value-type="float" office:value="131.2">
            <text:p>131.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62.4">
            <text:p>262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78.2333333333333">
            <text:p>78.2</text:p>
            <draw:frame table:end-cell-address="DISKXFER.V32" table:end-x="0.328in" table:end-y="0.002in" draw:z-index="0" draw:name="Chart 1" draw:style-name="gr1" svg:width="14.0177in" svg:height="5.0524in" svg:x="0.0299in" svg:y="0.0039in">
              <draw:object draw:notify-on-update-of-ranges="DISKXFER.B1:DISKXFER.F1 DISKXFER.B6:DISKXFER.F6 DISKXFER.B7:DISKXFER.F7 DISKXFER.B8:DISKXFER.F8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4])" office:value-type="float" office:value="78.2333333333333">
            <text:p>78.2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40.7512853287885">
            <text:p>40.8</text:p>
          </table:table-cell>
          <table:table-cell table:style-name="ce11" table:formula="of:=IF([.C6]=0;0;MAX(SUMPRODUCT([.C2:.C4];[.C2:.C4])/SUM([.C2:.C4])-[.C6];0))" office:value-type="float" office:value="40.7512853287885">
            <text:p>40.8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12.2153813378781">
            <text:p>12.2</text:p>
          </table:table-cell>
          <table:table-cell table:style-name="ce11" table:formula="of:=ABS(MAX([.C2:.C4])-[.C6]-[.C7])" office:value-type="float" office:value="12.2153813378781">
            <text:p>12.2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118.984618662122">
            <text:p>119.0</text:p>
          </table:table-cell>
          <table:table-cell table:style-name="ce11" table:formula="of:=[.C6]+ [.C7]" office:value-type="float" office:value="118.984618662122">
            <text:p>119.0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58" table:end-x="0.328in" table:end-y="0.0169in" draw:z-index="1" draw:name="Chart 2" draw:style-name="gr1" svg:width="14.0177in" svg:height="5.0535in" svg:x="0.0299in" svg:y="0.0181in">
              <draw:object draw:notify-on-update-of-ranges="DISKXFER.A2:DISKXFER.A4 DISKXFER.B1:DISKXFER.B1 DISKXFER.B2:DISKXFER.B4 DISKXFER.C1:DISKXFER.C1 DISKXFER.C2:DISKXFER.C4 DISKXFER.D1:DISKXFER.D1 DISKXFER.D2:DISKXFER.D4 DISKXFER.E1:DISKXFER.E1 DISKXFER.E2:DISKXFER.E4 DISKXFER.F1:DISKXFER.F1 DISKXFER.F2:DISKXFER.F4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office:value-type="string">
            <text:p>/var/lib/ureadahead/debugf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34M54S">
            <text:p>12:34:54</text:p>
          </table:table-cell>
          <table:table-cell office:value-type="float" office:value="43.2">
            <text:p>43.2</text:p>
          </table:table-cell>
          <table:table-cell table:number-columns-repeated="4" office:value-type="float" office:value="0">
            <text:p>0</text:p>
          </table:table-cell>
          <table:table-cell office:value-type="float" office:value="43.2">
            <text:p>43.2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35M24S">
            <text:p>12:35:24</text:p>
          </table:table-cell>
          <table:table-cell office:value-type="float" office:value="43.9">
            <text:p>43.9</text:p>
          </table:table-cell>
          <table:table-cell table:number-columns-repeated="4" office:value-type="float" office:value="0">
            <text:p>0</text:p>
          </table:table-cell>
          <table:table-cell office:value-type="float" office:value="43.9">
            <text:p>43.9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35M54S">
            <text:p>12:35:54</text:p>
          </table:table-cell>
          <table:table-cell office:value-type="float" office:value="43.7">
            <text:p>43.7</text:p>
          </table:table-cell>
          <table:table-cell table:number-columns-repeated="4" office:value-type="float" office:value="0">
            <text:p>0</text:p>
          </table:table-cell>
          <table:table-cell office:value-type="float" office:value="43.7">
            <text:p>43.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43.6">
            <text:p>43.6</text:p>
            <draw:frame table:end-cell-address="JFSFILE.U32" table:end-x="0.474in" table:end-y="0.002in" draw:z-index="0" draw:name="Chart 1" draw:style-name="gr1" svg:width="14.0496in" svg:height="5.0524in" svg:x="0.0299in" svg:y="0.0039in">
              <draw:object draw:notify-on-update-of-ranges="JFSFILE.B1:JFSFILE.G1 JFSFILE.A6:JFSFILE.A6 JFSFILE.B6:JFSFILE.G6 JFSFILE.A7:JFSFILE.A7 JFSFILE.B7:JFSFILE.G7 JFSFILE.A8:JFSFILE.A8 JFSFILE.B8:JFSFILE.G8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4])" office:value-type="float" office:value="0">
            <text:p>0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style-name="ce11" table:formula="of:=AVERAGE([.G2:.G4])" office:value-type="float" office:value="43.6">
            <text:p>43.6</text:p>
          </table:table-cell>
          <table:table-cell table:number-columns-repeated="1017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.00198776758409736">
            <text:p>0.0</text:p>
          </table:table-cell>
          <table:table-cell table:style-name="ce11" table:formula="of:=IF([.C6]=0;0;MAX(SUMPRODUCT([.C2:.C4];[.C2:.C4])/SUM([.C2:.C4])-[.C6];0))" office:value-type="float" office:value="0">
            <text:p>0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style-name="ce11" table:formula="of:=IF([.G6]=0;0;MAX(SUMPRODUCT([.G2:.G4];[.G2:.G4])/SUM([.G2:.G4])-[.G6];0))" office:value-type="float" office:value="0.00198776758409736">
            <text:p>0.0</text:p>
          </table:table-cell>
          <table:table-cell table:number-columns-repeated="1017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.2980122324159">
            <text:p>0.3</text:p>
          </table:table-cell>
          <table:table-cell table:style-name="ce11" table:formula="of:=ABS(MAX([.C2:.C4])-[.C6]-[.C7])" office:value-type="float" office:value="0">
            <text:p>0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style-name="ce11" table:formula="of:=ABS(MAX([.G2:.G4])-[.G6]-[.G7])" office:value-type="float" office:value="0.2980122324159">
            <text:p>0.3</text:p>
          </table:table-cell>
          <table:table-cell table:number-columns-repeated="1017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6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260H34M54S">
            <text:p>12:34:54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967.9">
            <text:p>1967.9</text:p>
          </table:table-cell>
          <table:table-cell office:value-type="float" office:value="1348.8">
            <text:p>1348.8</text:p>
          </table:table-cell>
          <table:table-cell office:value-type="float" office:value="619">
            <text:p>619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877.5">
            <text:p>877.5</text:p>
          </table:table-cell>
          <table:table-cell office:value-type="float" office:value="1639.2">
            <text:p>1639.2</text:p>
          </table:table-cell>
          <table:table-cell office:value-type="float" office:value="-1">
            <text:p>-1</text:p>
          </table:table-cell>
          <table:table-cell office:value-type="float" office:value="149.6">
            <text:p>149.6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260H35M24S">
            <text:p>12:35:24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920.3">
            <text:p>1920.3</text:p>
          </table:table-cell>
          <table:table-cell office:value-type="float" office:value="1301.5">
            <text:p>1301.5</text:p>
          </table:table-cell>
          <table:table-cell office:value-type="float" office:value="618.8">
            <text:p>618.8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924.4">
            <text:p>924.4</text:p>
          </table:table-cell>
          <table:table-cell office:value-type="float" office:value="1671.6">
            <text:p>1671.6</text:p>
          </table:table-cell>
          <table:table-cell office:value-type="float" office:value="-1">
            <text:p>-1</text:p>
          </table:table-cell>
          <table:table-cell office:value-type="float" office:value="149.6">
            <text:p>149.6</text:p>
          </table:table-cell>
          <table:table-cell office:value-type="float" office:value="0">
            <text:p>0</text:p>
          </table:table-cell>
          <table:table-cell office:value-type="float" office:value="372.2">
            <text:p>372.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260H35M54S">
            <text:p>12:35:54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887.4">
            <text:p>1887.4</text:p>
          </table:table-cell>
          <table:table-cell office:value-type="float" office:value="1269.8">
            <text:p>1269.8</text:p>
          </table:table-cell>
          <table:table-cell office:value-type="float" office:value="617.7">
            <text:p>617.7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914.6">
            <text:p>914.6</text:p>
          </table:table-cell>
          <table:table-cell office:value-type="float" office:value="1708.7">
            <text:p>1708.7</text:p>
          </table:table-cell>
          <table:table-cell office:value-type="float" office:value="-1">
            <text:p>-1</text:p>
          </table:table-cell>
          <table:table-cell office:value-type="float" office:value="150.1">
            <text:p>150.1</text:p>
          </table:table-cell>
          <table:table-cell office:value-type="float" office:value="0">
            <text:p>0</text:p>
          </table:table-cell>
          <table:table-cell office:value-type="float" office:value="365.6">
            <text:p>365.6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2" table:end-x="0.1303in" table:end-y="0.002in" draw:z-index="0" draw:name="Chart 1" draw:style-name="gr1" svg:width="13.9429in" svg:height="5.0524in" svg:x="0.0299in" svg:y="0.0039in">
              <draw:object draw:notify-on-update-of-ranges="MEM.A2:MEM.A4 MEM.F1:MEM.F1 MEM.F2:MEM.F4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58" table:end-x="0.1303in" table:end-y="0.0169in" draw:z-index="1" draw:name="Chart 2" draw:style-name="gr1" svg:width="13.9429in" svg:height="5.0535in" svg:x="0.0299in" svg:y="0.0181in">
              <draw:object draw:notify-on-update-of-ranges="MEM.A2:MEM.A4 MEM.B1:MEM.B1 MEM.B2:MEM.B4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6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260H34M54S">
            <text:p>12:34:5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260H35M24S">
            <text:p>12:35:24</text:p>
          </table:table-cell>
          <table:table-cell office:value-type="float" office:value="0">
            <text:p>0</text:p>
          </table:table-cell>
          <table:table-cell office:value-type="float" office:value="41.8">
            <text:p>41.8</text:p>
          </table:table-cell>
          <table:table-cell office:value-type="float" office:value="0">
            <text:p>0</text:p>
          </table:table-cell>
          <table:table-cell office:value-type="float" office:value="1132.5">
            <text:p>1132.5</text:p>
          </table:table-cell>
          <table:table-cell office:value-type="float" office:value="0">
            <text:p>0</text:p>
          </table:table-cell>
          <table:table-cell office:value-type="float" office:value="1174.3">
            <text:p>1174.3</text:p>
          </table:table-cell>
          <table:table-cell office:value-type="float" office:value="41.8">
            <text:p>41.8</text:p>
          </table:table-cell>
          <table:table-cell office:value-type="float" office:value="-1132.5">
            <text:p>-1132.5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260H35M54S">
            <text:p>12:35:54</text:p>
          </table:table-cell>
          <table:table-cell office:value-type="float" office:value="0">
            <text:p>0</text:p>
          </table:table-cell>
          <table:table-cell office:value-type="float" office:value="35.2">
            <text:p>35.2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0">
            <text:p>0</text:p>
          </table:table-cell>
          <table:table-cell office:value-type="float" office:value="799.2">
            <text:p>799.2</text:p>
          </table:table-cell>
          <table:table-cell office:value-type="float" office:value="35.2">
            <text:p>35.2</text:p>
          </table:table-cell>
          <table:table-cell office:value-type="float" office:value="-764">
            <text:p>-7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NET.U32" table:end-x="0.474in" table:end-y="0.002in" draw:z-index="0" draw:name="Chart 1" draw:style-name="gr1" svg:width="14.0496in" svg:height="5.0524in" svg:x="0.0299in" svg:y="0.0039in">
              <draw:object draw:notify-on-update-of-ranges="NET.A2:NET.A4 NET.I1:NET.I1 NET.I2:NET.I4 NET.H1:NET.H1 NET.H2:NET.H4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4])" office:value-type="float" office:value="25.8333333333333">
            <text:p>25.8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632.233333333333">
            <text:p>632.2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12.7025376344086">
            <text:p>12.7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351.713674627862">
            <text:p>351.7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3.26412903225806">
            <text:p>3.3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148.552992038804">
            <text:p>148.6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58" table:end-x="0.474in" table:end-y="0.0169in" draw:z-index="1" draw:name="Chart 2" draw:style-name="gr1" svg:width="14.0496in" svg:height="5.0535in" svg:x="0.0299in" svg:y="0.0181in">
              <draw:object draw:notify-on-update-of-ranges="NET.B1:NET.E1 NET.A6:NET.A6 NET.B6:NET.E6 NET.A7:NET.A7 NET.B7:NET.E7 NET.A8:NET.A8 NET.B8:NET.E8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4" table:end-x="0.474in" table:end-y="0.0307in" draw:z-index="2" draw:name="Chart 3" draw:style-name="gr1" svg:width="14.0496in" svg:height="5.0535in" svg:x="0.0299in" svg:y="0.0319in">
              <draw:object draw:notify-on-update-of-ranges="NET.A2:NET.A4 NET.B1:NET.B1 NET.B2:NET.B4 NET.C1:NET.C1 NET.C2:NET.C4 NET.D1:NET.D1 NET.D2:NET.D4 NET.E1:NET.E1 NET.E2:NET.E4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6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260H34M54S">
            <text:p>12:34:54</text:p>
          </table:table-cell>
          <table:table-cell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260H35M24S">
            <text:p>12:35:24</text:p>
          </table:table-cell>
          <table:table-cell office:value-type="float" office:value="0">
            <text:p>0</text:p>
          </table:table-cell>
          <table:table-cell office:value-type="float" office:value="432.7">
            <text:p>432.7</text:p>
          </table:table-cell>
          <table:table-cell office:value-type="float" office:value="0">
            <text:p>0</text:p>
          </table:table-cell>
          <table:table-cell office:value-type="float" office:value="856.7">
            <text:p>856.7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260H35M54S">
            <text:p>12:35:54</text:p>
          </table:table-cell>
          <table:table-cell office:value-type="float" office:value="0">
            <text:p>0</text:p>
          </table:table-cell>
          <table:table-cell office:value-type="float" office:value="296.6">
            <text:p>296.6</text:p>
          </table:table-cell>
          <table:table-cell office:value-type="float" office:value="0">
            <text:p>0</text:p>
          </table:table-cell>
          <table:table-cell office:value-type="float" office:value="587.6">
            <text:p>587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NETPACKET.U32" table:end-x="0.474in" table:end-y="0.002in" draw:z-index="0" draw:name="Chart 1" draw:style-name="gr1" svg:width="14.0496in" svg:height="5.0524in" svg:x="0.0299in" svg:y="0.0039in">
              <draw:object draw:notify-on-update-of-ranges="NETPACKET.B1:NETPACKET.E1 NETPACKET.A6:NETPACKET.A6 NETPACKET.B6:NETPACKET.E6 NETPACKET.A7:NETPACKET.A7 NETPACKET.B7:NETPACKET.E7 NETPACKET.A8:NETPACKET.A8 NETPACKET.B8:NETPACKET.E8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4])" office:value-type="float" office:value="244.933333333333">
            <text:p>244.9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481.733333333333">
            <text:p>481.7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129.632671021593">
            <text:p>129.6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265.021067441646">
            <text:p>265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58.1339956450735">
            <text:p>58.1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109.945599225021">
            <text:p>109.9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58" table:end-x="0.474in" table:end-y="0.0169in" draw:z-index="1" draw:name="Chart 2" draw:style-name="gr1" svg:width="14.0496in" svg:height="5.0535in" svg:x="0.0299in" svg:y="0.0181in">
              <draw:object draw:notify-on-update-of-ranges="NETPACKET.A2:NETPACKET.A4 NETPACKET.B1:NETPACKET.B1 NETPACKET.B2:NETPACKET.B4 NETPACKET.C1:NETPACKET.C1 NETPACKET.C2:NETPACKET.C4 NETPACKET.D1:NETPACKET.D1 NETPACKET.D2:NETPACKET.D4 NETPACKET.E1:NETPACKET.E1 NETPACKET.E2:NETPACKET.E4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6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260H34M54S">
            <text:p>12:34:54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260H35M24S">
            <text:p>12:35:24</text:p>
          </table:table-cell>
          <table:table-cell office:value-type="float" office:value="21">
            <text:p>21</text:p>
          </table:table-cell>
          <table:table-cell office:value-type="float" office:value="-1">
            <text:p>-1</text:p>
          </table:table-cell>
          <table:table-cell office:value-type="float" office:value="1712">
            <text:p>1712</text:p>
          </table:table-cell>
          <table:table-cell table:number-columns-repeated="3" office:value-type="float" office:value="-1">
            <text:p>-1</text:p>
          </table:table-cell>
          <table:table-cell office:value-type="float" office:value="13.8">
            <text:p>13.8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260H35M54S">
            <text:p>12:35:54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796.4">
            <text:p>1796.4</text:p>
          </table:table-cell>
          <table:table-cell table:number-columns-repeated="3" office:value-type="float" office:value="-1">
            <text:p>-1</text:p>
          </table:table-cell>
          <table:table-cell office:value-type="float" office:value="13.9">
            <text:p>13.9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2" table:end-x="0.474in" table:end-y="0.002in" draw:z-index="0" draw:name="Chart 1" draw:style-name="gr1" svg:width="14.0496in" svg:height="5.0524in" svg:x="0.0299in" svg:y="0.0039in">
              <draw:object draw:notify-on-update-of-ranges="PROC.A2:PROC.A4 PROC.B1:PROC.B1 PROC.B2:PROC.B4 PROC.C1:PROC.C1 PROC.C2:PROC.C4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58" table:end-x="0.474in" table:end-y="0.0169in" draw:z-index="1" draw:name="Chart 2" draw:style-name="gr1" svg:width="14.0496in" svg:height="5.0535in" svg:x="0.0299in" svg:y="0.0181in">
              <draw:object draw:notify-on-update-of-ranges="PROC.A2:PROC.A4 PROC.D2:PROC.D4 PROC.E2:PROC.E4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4" table:end-x="0.474in" table:end-y="0.0307in" draw:z-index="2" draw:name="Chart 3" draw:style-name="gr1" svg:width="14.0496in" svg:height="5.0535in" svg:x="0.0299in" svg:y="0.0319in">
              <draw:object draw:notify-on-update-of-ranges="PROC.A2:PROC.A4 PROC.H2:PROC.H4 PROC.I2:PROC.I4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260H34M54S">
            <text:p>12:34:54</text:p>
          </table:table-cell>
          <table:table-cell table:number-columns-repeated="3" office:value-type="float" office:value="-1">
            <text:p>-1</text:p>
          </table:table-cell>
          <table:table-cell office:value-type="float" office:value="86">
            <text:p>86</text:p>
          </table:table-cell>
          <table:table-cell table:number-columns-repeated="13" office:value-type="float" office:value="-1">
            <text:p>-1</text:p>
          </table:table-cell>
          <table:table-cell office:value-type="float" office:value="527">
            <text:p>527</text:p>
          </table:table-cell>
          <table:table-cell office:value-type="float" office:value="-1">
            <text:p>-1</text:p>
          </table:table-cell>
          <table:table-cell office:value-type="float" office:value="9222">
            <text:p>9222</text:p>
          </table:table-cell>
          <table:table-cell office:value-type="float" office:value="775">
            <text:p>775</text:p>
          </table:table-cell>
          <table:table-cell office:value-type="float" office:value="-1">
            <text:p>-1</text:p>
          </table:table-cell>
          <table:table-cell office:value-type="float" office:value="262921">
            <text:p>262921</text:p>
          </table:table-cell>
          <table:table-cell table:number-columns-repeated="7"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88">
            <text:p>88</text:p>
          </table:table-cell>
          <table:table-cell table:number-columns-repeated="3" office:value-type="float" office:value="-1">
            <text:p>-1</text:p>
          </table:table-cell>
          <table:table-cell office:value-type="float" office:value="26">
            <text:p>26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260H35M24S">
            <text:p>12:35:24</text:p>
          </table:table-cell>
          <table:table-cell table:number-columns-repeated="3" office:value-type="float" office:value="-1">
            <text:p>-1</text:p>
          </table:table-cell>
          <table:table-cell office:value-type="float" office:value="24">
            <text:p>24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-2272">
            <text:p>-2272</text:p>
          </table:table-cell>
          <table:table-cell table:number-columns-repeated="2" office:value-type="float" office:value="0">
            <text:p>0</text:p>
          </table:table-cell>
          <table:table-cell office:value-type="float" office:value="-262917">
            <text:p>-262917</text:p>
          </table:table-cell>
          <table:table-cell table:number-columns-repeated="9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3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260H35M54S">
            <text:p>12:35:54</text:p>
          </table:table-cell>
          <table:table-cell table:number-columns-repeated="3" office:value-type="float" office:value="-1">
            <text:p>-1</text:p>
          </table:table-cell>
          <table:table-cell office:value-type="float" office:value="51">
            <text:p>51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6713">
            <text:p>6713</text:p>
          </table:table-cell>
          <table:table-cell office:value-type="float" office:value="0">
            <text:p>0</text:p>
          </table:table-cell>
          <table:table-cell office:value-type="float" office:value="1095">
            <text:p>1095</text:p>
          </table:table-cell>
          <table:table-cell table:number-columns-repeated="2"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9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-74">
            <text:p>-74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2" table:end-x="0.474in" table:end-y="0.002in" draw:z-index="0" draw:name="Chart 1" draw:style-name="gr1" svg:width="14.0496in" svg:height="5.0524in" svg:x="0.0299in" svg:y="0.0039in">
              <draw:object draw:notify-on-update-of-ranges="VM.A2:VM.A4 VM.H1:VM.H1 VM.H2:VM.H4 VM.I1:VM.I1 VM.I2:VM.I4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58" table:end-x="0.474in" table:end-y="0.0169in" draw:z-index="1" draw:name="Chart 2" draw:style-name="gr1" svg:width="14.0496in" svg:height="5.0535in" svg:x="0.0299in" svg:y="0.0181in">
              <draw:object draw:notify-on-update-of-ranges="VM.A2:VM.A4 VM.J1:VM.J1 VM.J2:VM.J4 VM.K1:VM.K1 VM.K2:VM.K4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11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2H34M54S">
            <text:p>12:34:54</text:p>
          </table:table-cell>
          <table:table-cell office:value-type="date" office:date-value="2011-09-16">
            <text:p>16-Sep-11</text:p>
          </table:table-cell>
          <table:table-cell table:style-name="ce13" office:value-type="time" office:time-value="PT979260H34M54S">
            <text:p>12:34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2H35M24S">
            <text:p>12:35:24</text:p>
          </table:table-cell>
          <table:table-cell office:value-type="date" office:date-value="2011-09-16">
            <text:p>16-Sep-11</text:p>
          </table:table-cell>
          <table:table-cell table:style-name="ce13" office:value-type="time" office:time-value="PT979260H35M24S">
            <text:p>12:35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2H35M54S">
            <text:p>12:35:54</text:p>
          </table:table-cell>
          <table:table-cell office:value-type="date" office:date-value="2011-09-16">
            <text:p>16-Sep-11</text:p>
          </table:table-cell>
          <table:table-cell table:style-name="ce13" office:value-type="time" office:time-value="PT979260H35M54S">
            <text:p>12:35</text:p>
          </table:table-cell>
          <table:table-cell table:number-columns-repeated="1020"/>
        </table:table-row>
        <table:table-row table:style-name="ro1" table:number-rows-repeated="65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34M54S">
            <text:p>12:34:54</text:p>
          </table:table-cell>
          <table:table-cell office:value-type="float" office:value="4">
            <text:p>4</text:p>
          </table:table-cell>
          <table:table-cell table:number-columns-repeated="2" office:value-type="float" office:value="0.6">
            <text:p>0.6</text:p>
          </table:table-cell>
          <table:table-cell office:value-type="float" office:value="94.8">
            <text:p>94.8</text:p>
          </table:table-cell>
          <table:table-cell office:value-type="float" office:value="4.6">
            <text:p>4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35M24S">
            <text:p>12:35:24</text:p>
          </table:table-cell>
          <table:table-cell office:value-type="float" office:value="30">
            <text:p>30</text:p>
          </table:table-cell>
          <table:table-cell office:value-type="float" office:value="3.7">
            <text:p>3.7</text:p>
          </table:table-cell>
          <table:table-cell office:value-type="float" office:value="1.7">
            <text:p>1.7</text:p>
          </table:table-cell>
          <table:table-cell office:value-type="float" office:value="64.6">
            <text:p>64.6</text:p>
          </table:table-cell>
          <table:table-cell office:value-type="float" office:value="33.7">
            <text:p>33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35M54S">
            <text:p>12:35:54</text:p>
          </table:table-cell>
          <table:table-cell office:value-type="float" office:value="45.9">
            <text:p>45.9</text:p>
          </table:table-cell>
          <table:table-cell office:value-type="float" office:value="7.1">
            <text:p>7.1</text:p>
          </table:table-cell>
          <table:table-cell office:value-type="float" office:value="4.3">
            <text:p>4.3</text:p>
          </table:table-cell>
          <table:table-cell office:value-type="float" office:value="42.7">
            <text:p>42.7</text:p>
          </table:table-cell>
          <table:table-cell office:value-type="float" office:value="53">
            <text:p>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6.6333333333333">
            <text:p>26.63</text:p>
            <draw:frame table:end-cell-address="CPU01.U32" table:end-x="0.474in" table:end-y="0.002in" draw:z-index="0" draw:name="Chart 1" draw:style-name="gr1" svg:width="14.0496in" svg:height="5.0524in" svg:x="0.0299in" svg:y="0.0039in">
              <draw:object draw:notify-on-update-of-ranges="CPU01.A2:CPU01.A4 CPU01.B1:CPU01.B1 CPU01.B2:CPU01.B4 CPU01.C1:CPU01.C1 CPU01.C2:CPU01.C4 CPU01.D1:CPU01.D1 CPU01.D2:CPU01.D4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3.8">
            <text:p>3.8</text:p>
          </table:table-cell>
          <table:table-cell office:value-type="float" office:value="2.2">
            <text:p>2.2</text:p>
          </table:table-cell>
          <table:table-cell office:value-type="float" office:value="67.3666666666667">
            <text:p>67.37</text:p>
          </table:table-cell>
          <table:table-cell office:value-type="float" office:value="30.4333333333333">
            <text:p>30.43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34M54S">
            <text:p>12:34:54</text:p>
          </table:table-cell>
          <table:table-cell office:value-type="float" office:value="4.7">
            <text:p>4.7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94">
            <text:p>94</text:p>
          </table:table-cell>
          <table:table-cell office:value-type="float" office:value="5.4">
            <text:p>5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35M24S">
            <text:p>12:35:24</text:p>
          </table:table-cell>
          <table:table-cell office:value-type="float" office:value="31.1">
            <text:p>31.1</text:p>
          </table:table-cell>
          <table:table-cell office:value-type="float" office:value="4.7">
            <text:p>4.7</text:p>
          </table:table-cell>
          <table:table-cell office:value-type="float" office:value="2.9">
            <text:p>2.9</text:p>
          </table:table-cell>
          <table:table-cell office:value-type="float" office:value="61.4">
            <text:p>61.4</text:p>
          </table:table-cell>
          <table:table-cell office:value-type="float" office:value="35.8">
            <text:p>35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35M54S">
            <text:p>12:35:54</text:p>
          </table:table-cell>
          <table:table-cell office:value-type="float" office:value="58.3">
            <text:p>58.3</text:p>
          </table:table-cell>
          <table:table-cell office:value-type="float" office:value="7.2">
            <text:p>7.2</text:p>
          </table:table-cell>
          <table:table-cell office:value-type="float" office:value="3.3">
            <text:p>3.3</text:p>
          </table:table-cell>
          <table:table-cell office:value-type="float" office:value="31.2">
            <text:p>31.2</text:p>
          </table:table-cell>
          <table:table-cell office:value-type="float" office:value="65.5">
            <text:p>65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31.3666666666667">
            <text:p>31.37</text:p>
            <draw:frame table:end-cell-address="CPU02.U32" table:end-x="0.474in" table:end-y="0.002in" draw:z-index="0" draw:name="Chart 1" draw:style-name="gr1" svg:width="14.0496in" svg:height="5.0524in" svg:x="0.0299in" svg:y="0.0039in">
              <draw:object draw:notify-on-update-of-ranges="CPU02.A2:CPU02.A4 CPU02.B1:CPU02.B1 CPU02.B2:CPU02.B4 CPU02.C1:CPU02.C1 CPU02.C2:CPU02.C4 CPU02.D1:CPU02.D1 CPU02.D2:CPU02.D4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4.2">
            <text:p>4.2</text:p>
          </table:table-cell>
          <table:table-cell office:value-type="float" office:value="2.26666666666667">
            <text:p>2.27</text:p>
          </table:table-cell>
          <table:table-cell office:value-type="float" office:value="62.2">
            <text:p>62.2</text:p>
          </table:table-cell>
          <table:table-cell office:value-type="float" office:value="35.5666666666667">
            <text:p>35.57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34M54S">
            <text:p>12:34:54</text:p>
          </table:table-cell>
          <table:table-cell office:value-type="float" office:value="4.5">
            <text:p>4.5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94">
            <text:p>94</text:p>
          </table:table-cell>
          <table:table-cell office:value-type="float" office:value="5.1">
            <text:p>5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35M24S">
            <text:p>12:35:24</text:p>
          </table:table-cell>
          <table:table-cell office:value-type="float" office:value="32.4">
            <text:p>32.4</text:p>
          </table:table-cell>
          <table:table-cell office:value-type="float" office:value="5.4">
            <text:p>5.4</text:p>
          </table:table-cell>
          <table:table-cell office:value-type="float" office:value="2.5">
            <text:p>2.5</text:p>
          </table:table-cell>
          <table:table-cell office:value-type="float" office:value="59.8">
            <text:p>59.8</text:p>
          </table:table-cell>
          <table:table-cell office:value-type="float" office:value="37.8">
            <text:p>37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35M54S">
            <text:p>12:35:54</text:p>
          </table:table-cell>
          <table:table-cell office:value-type="float" office:value="54">
            <text:p>54</text:p>
          </table:table-cell>
          <table:table-cell office:value-type="float" office:value="8.1">
            <text:p>8.1</text:p>
          </table:table-cell>
          <table:table-cell office:value-type="float" office:value="4.4">
            <text:p>4.4</text:p>
          </table:table-cell>
          <table:table-cell office:value-type="float" office:value="33.5">
            <text:p>33.5</text:p>
          </table:table-cell>
          <table:table-cell office:value-type="float" office:value="62.1">
            <text:p>62.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30.3">
            <text:p>30.3</text:p>
            <draw:frame table:end-cell-address="CPU03.U32" table:end-x="0.474in" table:end-y="0.002in" draw:z-index="0" draw:name="Chart 1" draw:style-name="gr1" svg:width="14.0496in" svg:height="5.0524in" svg:x="0.0299in" svg:y="0.0039in">
              <draw:object draw:notify-on-update-of-ranges="CPU03.A2:CPU03.A4 CPU03.B1:CPU03.B1 CPU03.B2:CPU03.B4 CPU03.C1:CPU03.C1 CPU03.C2:CPU03.C4 CPU03.D1:CPU03.D1 CPU03.D2:CPU03.D4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4.7">
            <text:p>4.7</text:p>
          </table:table-cell>
          <table:table-cell office:value-type="float" office:value="2.56666666666667">
            <text:p>2.57</text:p>
          </table:table-cell>
          <table:table-cell office:value-type="float" office:value="62.4333333333333">
            <text:p>62.43</text:p>
          </table:table-cell>
          <table:table-cell office:value-type="float" office:value="35">
            <text:p>35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34M54S">
            <text:p>12:34:54</text:p>
          </table:table-cell>
          <table:table-cell office:value-type="float" office:value="4.2">
            <text:p>4.2</text:p>
          </table:table-cell>
          <table:table-cell office:value-type="float" office:value="0.7">
            <text:p>0.7</text:p>
          </table:table-cell>
          <table:table-cell office:value-type="float" office:value="2.7">
            <text:p>2.7</text:p>
          </table:table-cell>
          <table:table-cell office:value-type="float" office:value="92.3">
            <text:p>92.3</text:p>
          </table:table-cell>
          <table:table-cell office:value-type="float" office:value="4.9">
            <text:p>4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35M24S">
            <text:p>12:35:24</text:p>
          </table:table-cell>
          <table:table-cell office:value-type="float" office:value="31.7">
            <text:p>31.7</text:p>
          </table:table-cell>
          <table:table-cell office:value-type="float" office:value="7.1">
            <text:p>7.1</text:p>
          </table:table-cell>
          <table:table-cell office:value-type="float" office:value="17.5">
            <text:p>17.5</text:p>
          </table:table-cell>
          <table:table-cell office:value-type="float" office:value="43.7">
            <text:p>43.7</text:p>
          </table:table-cell>
          <table:table-cell office:value-type="float" office:value="38.8">
            <text:p>38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35M54S">
            <text:p>12:35:54</text:p>
          </table:table-cell>
          <table:table-cell office:value-type="float" office:value="46.9">
            <text:p>46.9</text:p>
          </table:table-cell>
          <table:table-cell office:value-type="float" office:value="10.1">
            <text:p>10.1</text:p>
          </table:table-cell>
          <table:table-cell office:value-type="float" office:value="23.9">
            <text:p>23.9</text:p>
          </table:table-cell>
          <table:table-cell office:value-type="float" office:value="19.2">
            <text:p>19.2</text:p>
          </table:table-cell>
          <table:table-cell office:value-type="float" office:value="57">
            <text:p>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7.6">
            <text:p>27.6</text:p>
            <draw:frame table:end-cell-address="CPU04.U32" table:end-x="0.474in" table:end-y="0.002in" draw:z-index="0" draw:name="Chart 1" draw:style-name="gr1" svg:width="14.0496in" svg:height="5.0524in" svg:x="0.0299in" svg:y="0.0039in">
              <draw:object draw:notify-on-update-of-ranges="CPU04.A2:CPU04.A4 CPU04.B1:CPU04.B1 CPU04.B2:CPU04.B4 CPU04.C1:CPU04.C1 CPU04.C2:CPU04.C4 CPU04.D1:CPU04.D1 CPU04.D2:CPU04.D4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5.96666666666667">
            <text:p>5.97</text:p>
          </table:table-cell>
          <table:table-cell office:value-type="float" office:value="14.7">
            <text:p>14.7</text:p>
          </table:table-cell>
          <table:table-cell office:value-type="float" office:value="51.7333333333333">
            <text:p>51.73</text:p>
          </table:table-cell>
          <table:table-cell office:value-type="float" office:value="33.5666666666667">
            <text:p>33.57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6">09/16/2011</text:date>, <text:time>14:5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509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193cm" svg:y="0.256cm" chart:style-name="ch2">
          <text:p>System Summary ubuntuServer  9/16/2011</text:p>
        </chart:title>
        <chart:legend chart:legend-position="end" svg:x="32.81cm" svg:y="5.832cm" chart:style-name="ch3"/>
        <chart:plot-area chart:style-name="ch4" table:cell-range-address="CPU_ALL.A2:CPU_ALL.A4 CPU_ALL.F1:CPU_ALL.F4 DISK_SUMM.D2:DISK_SUMM.D4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4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4" chart:label-cell-address="CPU_ALL.F1:CPU_ALL.F1" chart:class="chart:line">
            <chart:data-point chart:repeated="3"/>
          </chart:series>
          <chart:series chart:attached-axis="secondary-y" chart:style-name="ch11" chart:values-cell-range-address="DISK_SUMM.D2:DISK_SUMM.D4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2:34:54</text:p>
              </table:table-cell>
              <table:table-cell office:value-type="float" office:value="1.9">
                <text:p text:id="CPU_ALL.F2:CPU_ALL.F4">1.9</text:p>
              </table:table-cell>
              <table:table-cell office:value-type="float" office:value="0">
                <text:p text:id="DISK_SUMM.D2:DISK_SUMM.D4">0</text:p>
              </table:table-cell>
            </table:table-row>
            <table:table-row>
              <table:table-cell office:value-type="string">
                <text:p>12:35:24</text:p>
              </table:table-cell>
              <table:table-cell office:value-type="float" office:value="36.6">
                <text:p>36.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2:35:54</text:p>
              </table:table-cell>
              <table:table-cell office:value-type="float" office:value="59.5">
                <text:p>59.5</text:p>
              </table:table-cell>
              <table:table-cell office:value-type="float" office:value="262.4">
                <text:p>262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11.387cm" svg:y="0.256cm" chart:style-name="ch2">
          <text:p>Disk %Busy JMeter_Test_60_Threads  9/16/2011</text:p>
        </chart:title>
        <chart:legend chart:legend-position="end" svg:x="33.368cm" svg:y="5.131cm" chart:style-name="ch3"/>
        <chart:plot-area chart:style-name="ch4" table:cell-range-address="DISKBUSY.A1:DISKBUSY.F4" chart:data-source-has-labels="both" svg:x="0.712cm" svg:y="1.281cm" svg:width="31.945cm" svg:height="11.044cm">
          <chart:axis chart:dimension="x" chart:name="primary-x" chart:style-name="ch5">
            <chart:categories table:cell-range-address="DISKBUSY.A2:DISKBUSY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4" chart:label-cell-address="DISKBUSY.B1:DISKBUSY.B1" chart:class="chart:line">
            <chart:data-point chart:repeated="3"/>
          </chart:series>
          <chart:series chart:style-name="ch9" chart:values-cell-range-address="DISKBUSY.C2:DISKBUSY.C4" chart:label-cell-address="DISKBUSY.C1:DISKBUSY.C1" chart:class="chart:line">
            <chart:data-point chart:repeated="3"/>
          </chart:series>
          <chart:series chart:style-name="ch10" chart:values-cell-range-address="DISKBUSY.D2:DISKBUSY.D4" chart:label-cell-address="DISKBUSY.D1:DISKBUSY.D1" chart:class="chart:line">
            <chart:data-point chart:repeated="3"/>
          </chart:series>
          <chart:series chart:style-name="ch11" chart:values-cell-range-address="DISKBUSY.E2:DISKBUSY.E4" chart:label-cell-address="DISKBUSY.E1:DISKBUSY.E1" chart:class="chart:line">
            <chart:data-point chart:repeated="3"/>
          </chart:series>
          <chart:series chart:style-name="ch12" chart:values-cell-range-address="DISKBUSY.F2:DISKBUSY.F4" chart:label-cell-address="DISKBUSY.F1:DISKBUSY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  <table:table-cell office:value-type="string">
                <text:p text:id="DISKBUSY.F1:DISKBUSY.F1">sr0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4">12:34:54</text:p>
              </table:table-cell>
              <table:table-cell office:value-type="float" office:value="0">
                <text:p text:id="DISKBUSY.B2:DISKBUSY.B4">0</text:p>
              </table:table-cell>
              <table:table-cell office:value-type="float" office:value="0">
                <text:p text:id="DISKBUSY.C2:DISKBUSY.C4">0</text:p>
              </table:table-cell>
              <table:table-cell office:value-type="float" office:value="0">
                <text:p text:id="DISKBUSY.D2:DISKBUSY.D4">0</text:p>
              </table:table-cell>
              <table:table-cell office:value-type="float" office:value="0">
                <text:p text:id="DISKBUSY.E2:DISKBUSY.E4">0</text:p>
              </table:table-cell>
              <table:table-cell office:value-type="float" office:value="0">
                <text:p text:id="DISKBUSY.F2:DISKBUSY.F4">0</text:p>
              </table:table-cell>
            </table:table-row>
            <table:table-row>
              <table:table-cell office:value-type="string">
                <text:p>12:35:24</text:p>
              </table:table-cell>
              <table:table-cell office:value-type="float" office:value="36.5">
                <text:p>36.5</text:p>
              </table:table-cell>
              <table:table-cell office:value-type="float" office:value="36.5">
                <text:p>3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35:54</text:p>
              </table:table-cell>
              <table:table-cell office:value-type="float" office:value="54.4">
                <text:p>54.4</text:p>
              </table:table-cell>
              <table:table-cell office:value-type="float" office:value="54.4">
                <text:p>54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10.897cm" svg:y="0.256cm" chart:style-name="ch2">
          <text:p>Disk Read KB/s JMeter_Test_60_Threads  9/16/2011</text:p>
        </chart:title>
        <chart:legend chart:legend-position="end" svg:x="33.209cm" svg:y="5.598cm" chart:style-name="ch3"/>
        <chart:plot-area chart:style-name="ch4" table:cell-range-address="DISKREAD.B1:DISKREAD.F1 DISKREAD.B6:DISKREAD.F8" chart:data-source-has-labels="row" svg:x="0.712cm" svg:y="1.281cm" svg:width="31.786cm" svg:height="11.041cm">
          <chart:axis chart:dimension="x" chart:name="primary-x" chart:style-name="ch5">
            <chart:categories table:cell-range-address="DISKREAD.B1:DISKREAD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6:DISKREAD.F6" chart:class="chart:bar">
            <chart:data-point chart:repeated="5"/>
          </chart:series>
          <chart:series chart:style-name="ch9" chart:values-cell-range-address="DISKREAD.B7:DISKREAD.F7" chart:class="chart:bar">
            <chart:data-point chart:repeated="5"/>
          </chart:series>
          <chart:series chart:style-name="ch10" chart:values-cell-range-address="DISKREAD.B8:DISKREAD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1.33333333333333">
                <text:p text:id="DISKREAD.B6:DISKREAD.F6">1.3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2.66666666666667">
                <text:p text:id="DISKREAD.B7:DISKREAD.F7">2.66666666666667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0">
                <text:p text:id="DISKREAD.B8:DISKREAD.F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10.897cm" svg:y="0.256cm" chart:style-name="ch2">
          <text:p>Disk Read KB/s JMeter_Test_60_Threads  9/16/2011</text:p>
        </chart:title>
        <chart:legend chart:legend-position="end" svg:x="33.368cm" svg:y="5.131cm" chart:style-name="ch3"/>
        <chart:plot-area chart:style-name="ch4" table:cell-range-address="DISKREAD.A1:DISKREAD.F4" chart:data-source-has-labels="both" svg:x="0.712cm" svg:y="1.281cm" svg:width="31.945cm" svg:height="11.044cm">
          <chart:axis chart:dimension="x" chart:name="primary-x" chart:style-name="ch5">
            <chart:categories table:cell-range-address="DISKREAD.A2:DISKREAD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4" chart:label-cell-address="DISKREAD.B1:DISKREAD.B1" chart:class="chart:line">
            <chart:data-point chart:repeated="3"/>
          </chart:series>
          <chart:series chart:style-name="ch9" chart:values-cell-range-address="DISKREAD.C2:DISKREAD.C4" chart:label-cell-address="DISKREAD.C1:DISKREAD.C1" chart:class="chart:line">
            <chart:data-point chart:repeated="3"/>
          </chart:series>
          <chart:series chart:style-name="ch10" chart:values-cell-range-address="DISKREAD.D2:DISKREAD.D4" chart:label-cell-address="DISKREAD.D1:DISKREAD.D1" chart:class="chart:line">
            <chart:data-point chart:repeated="3"/>
          </chart:series>
          <chart:series chart:style-name="ch11" chart:values-cell-range-address="DISKREAD.E2:DISKREAD.E4" chart:label-cell-address="DISKREAD.E1:DISKREAD.E1" chart:class="chart:line">
            <chart:data-point chart:repeated="3"/>
          </chart:series>
          <chart:series chart:style-name="ch12" chart:values-cell-range-address="DISKREAD.F2:DISKREAD.F4" chart:label-cell-address="DISKREAD.F1:DISKREAD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  <table:table-cell office:value-type="string">
                <text:p text:id="DISKREAD.F1:DISKREAD.F1">sr0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4">12:34:54</text:p>
              </table:table-cell>
              <table:table-cell office:value-type="float" office:value="0">
                <text:p text:id="DISKREAD.B2:DISKREAD.B4">0</text:p>
              </table:table-cell>
              <table:table-cell office:value-type="float" office:value="0">
                <text:p text:id="DISKREAD.C2:DISKREAD.C4">0</text:p>
              </table:table-cell>
              <table:table-cell office:value-type="float" office:value="0">
                <text:p text:id="DISKREAD.D2:DISKREAD.D4">0</text:p>
              </table:table-cell>
              <table:table-cell office:value-type="float" office:value="0">
                <text:p text:id="DISKREAD.E2:DISKREAD.E4">0</text:p>
              </table:table-cell>
              <table:table-cell office:value-type="float" office:value="0">
                <text:p text:id="DISKREAD.F2:DISKREAD.F4">0</text:p>
              </table:table-cell>
            </table:table-row>
            <table:table-row>
              <table:table-cell office:value-type="string">
                <text:p>12:35: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35:5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10.818cm" svg:y="0.256cm" chart:style-name="ch2">
          <text:p>Disk Write KB/s JMeter_Test_60_Threads  9/16/2011</text:p>
        </chart:title>
        <chart:legend chart:legend-position="end" svg:x="33.209cm" svg:y="5.598cm" chart:style-name="ch3"/>
        <chart:plot-area chart:style-name="ch4" table:cell-range-address="DISKWRITE.B1:DISKWRITE.F1 DISKWRITE.B6:DISKWRITE.F8" chart:data-source-has-labels="row" svg:x="0.712cm" svg:y="1.281cm" svg:width="31.786cm" svg:height="11.041cm">
          <chart:axis chart:dimension="x" chart:name="primary-x" chart:style-name="ch5">
            <chart:categories table:cell-range-address="DISKWRITE.B1:DISKWRIT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6:DISKWRITE.F6" chart:class="chart:bar">
            <chart:data-point chart:repeated="5"/>
          </chart:series>
          <chart:series chart:style-name="ch9" chart:values-cell-range-address="DISKWRITE.B7:DISKWRITE.F7" chart:class="chart:bar">
            <chart:data-point chart:repeated="5"/>
          </chart:series>
          <chart:series chart:style-name="ch10" chart:values-cell-range-address="DISKWRITE.B8:DISKWRITE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1370.7">
                <text:p text:id="DISKWRITE.B6:DISKWRITE.F6">1370.7</text:p>
              </table:table-cell>
              <table:table-cell office:value-type="float" office:value="1370.7">
                <text:p>137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1331.20517010773">
                <text:p text:id="DISKWRITE.B7:DISKWRITE.F7">1331.20517010773</text:p>
              </table:table-cell>
              <table:table-cell office:value-type="float" office:value="1331.20517010773">
                <text:p>1331.205170107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506.49482989227">
                <text:p text:id="DISKWRITE.B8:DISKWRITE.F8">506.49482989227</text:p>
              </table:table-cell>
              <table:table-cell office:value-type="float" office:value="506.49482989227">
                <text:p>506.49482989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10.818cm" svg:y="0.256cm" chart:style-name="ch2">
          <text:p>Disk Write KB/s JMeter_Test_60_Threads  9/16/2011</text:p>
        </chart:title>
        <chart:legend chart:legend-position="end" svg:x="33.368cm" svg:y="5.131cm" chart:style-name="ch3"/>
        <chart:plot-area chart:style-name="ch4" table:cell-range-address="DISKWRITE.A1:DISKWRITE.F4" chart:data-source-has-labels="both" svg:x="0.712cm" svg:y="1.281cm" svg:width="31.945cm" svg:height="11.044cm">
          <chart:axis chart:dimension="x" chart:name="primary-x" chart:style-name="ch5">
            <chart:categories table:cell-range-address="DISKWRITE.A2:DISKWRIT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4" chart:label-cell-address="DISKWRITE.B1:DISKWRITE.B1" chart:class="chart:line">
            <chart:data-point chart:repeated="3"/>
          </chart:series>
          <chart:series chart:style-name="ch9" chart:values-cell-range-address="DISKWRITE.C2:DISKWRITE.C4" chart:label-cell-address="DISKWRITE.C1:DISKWRITE.C1" chart:class="chart:line">
            <chart:data-point chart:repeated="3"/>
          </chart:series>
          <chart:series chart:style-name="ch10" chart:values-cell-range-address="DISKWRITE.D2:DISKWRITE.D4" chart:label-cell-address="DISKWRITE.D1:DISKWRITE.D1" chart:class="chart:line">
            <chart:data-point chart:repeated="3"/>
          </chart:series>
          <chart:series chart:style-name="ch11" chart:values-cell-range-address="DISKWRITE.E2:DISKWRITE.E4" chart:label-cell-address="DISKWRITE.E1:DISKWRITE.E1" chart:class="chart:line">
            <chart:data-point chart:repeated="3"/>
          </chart:series>
          <chart:series chart:style-name="ch12" chart:values-cell-range-address="DISKWRITE.F2:DISKWRITE.F4" chart:label-cell-address="DISKWRITE.F1:DISKWRITE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  <table:table-cell office:value-type="string">
                <text:p text:id="DISKWRITE.F1:DISKWRITE.F1">sr0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4">12:34:54</text:p>
              </table:table-cell>
              <table:table-cell office:value-type="float" office:value="0">
                <text:p text:id="DISKWRITE.B2:DISKWRITE.B4">0</text:p>
              </table:table-cell>
              <table:table-cell office:value-type="float" office:value="0">
                <text:p text:id="DISKWRITE.C2:DISKWRITE.C4">0</text:p>
              </table:table-cell>
              <table:table-cell office:value-type="float" office:value="0">
                <text:p text:id="DISKWRITE.D2:DISKWRITE.D4">0</text:p>
              </table:table-cell>
              <table:table-cell office:value-type="float" office:value="0">
                <text:p text:id="DISKWRITE.E2:DISKWRITE.E4">0</text:p>
              </table:table-cell>
              <table:table-cell office:value-type="float" office:value="0">
                <text:p text:id="DISKWRITE.F2:DISKWRITE.F4">0</text:p>
              </table:table-cell>
            </table:table-row>
            <table:table-row>
              <table:table-cell office:value-type="string">
                <text:p>12:35:24</text:p>
              </table:table-cell>
              <table:table-cell office:value-type="float" office:value="903.7">
                <text:p>903.7</text:p>
              </table:table-cell>
              <table:table-cell office:value-type="float" office:value="903.7">
                <text:p>903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35:54</text:p>
              </table:table-cell>
              <table:table-cell office:value-type="float" office:value="3208.4">
                <text:p>3208.4</text:p>
              </table:table-cell>
              <table:table-cell office:value-type="float" office:value="3208.4">
                <text:p>3208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9.521cm" svg:y="0.256cm" chart:style-name="ch2">
          <text:p>Disk transfers per second JMeter_Test_60_Threads  9/16/2011</text:p>
        </chart:title>
        <chart:legend chart:legend-position="end" svg:x="33.209cm" svg:y="5.598cm" chart:style-name="ch3"/>
        <chart:plot-area chart:style-name="ch4" table:cell-range-address="DISKXFER.B1:DISKXFER.F1 DISKXFER.B6:DISKXFER.F8" chart:data-source-has-labels="row" svg:x="0.712cm" svg:y="1.281cm" svg:width="31.786cm" svg:height="11.041cm">
          <chart:axis chart:dimension="x" chart:name="primary-x" chart:style-name="ch5">
            <chart:categories table:cell-range-address="DISKXFER.B1:DISKXFER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6:DISKXFER.F6" chart:class="chart:bar">
            <chart:data-point chart:repeated="5"/>
          </chart:series>
          <chart:series chart:style-name="ch9" chart:values-cell-range-address="DISKXFER.B7:DISKXFER.F7" chart:class="chart:bar">
            <chart:data-point chart:repeated="5"/>
          </chart:series>
          <chart:series chart:style-name="ch10" chart:values-cell-range-address="DISKXFER.B8:DISKXFER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78.2333333333333">
                <text:p text:id="DISKXFER.B6:DISKXFER.F6">78.2333333333333</text:p>
              </table:table-cell>
              <table:table-cell office:value-type="float" office:value="78.2333333333333">
                <text:p>78.2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40.7512853287885">
                <text:p text:id="DISKXFER.B7:DISKXFER.F7">40.7512853287885</text:p>
              </table:table-cell>
              <table:table-cell office:value-type="float" office:value="40.7512853287885">
                <text:p>40.75128532878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2.2153813378781">
                <text:p text:id="DISKXFER.B8:DISKXFER.F8">12.2153813378781</text:p>
              </table:table-cell>
              <table:table-cell office:value-type="float" office:value="12.2153813378781">
                <text:p>12.21538133787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9.521cm" svg:y="0.256cm" chart:style-name="ch2">
          <text:p>Disk transfers per second JMeter_Test_60_Threads  9/16/2011</text:p>
        </chart:title>
        <chart:legend chart:legend-position="end" svg:x="33.368cm" svg:y="5.131cm" chart:style-name="ch3"/>
        <chart:plot-area chart:style-name="ch4" table:cell-range-address="DISKXFER.A1:DISKXFER.F4" chart:data-source-has-labels="both" svg:x="0.712cm" svg:y="1.281cm" svg:width="31.945cm" svg:height="11.044cm">
          <chart:axis chart:dimension="x" chart:name="primary-x" chart:style-name="ch5">
            <chart:categories table:cell-range-address="DISKXFER.A2:DISKXFER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4" chart:label-cell-address="DISKXFER.B1:DISKXFER.B1" chart:class="chart:line">
            <chart:data-point chart:repeated="3"/>
          </chart:series>
          <chart:series chart:style-name="ch9" chart:values-cell-range-address="DISKXFER.C2:DISKXFER.C4" chart:label-cell-address="DISKXFER.C1:DISKXFER.C1" chart:class="chart:line">
            <chart:data-point chart:repeated="3"/>
          </chart:series>
          <chart:series chart:style-name="ch10" chart:values-cell-range-address="DISKXFER.D2:DISKXFER.D4" chart:label-cell-address="DISKXFER.D1:DISKXFER.D1" chart:class="chart:line">
            <chart:data-point chart:repeated="3"/>
          </chart:series>
          <chart:series chart:style-name="ch11" chart:values-cell-range-address="DISKXFER.E2:DISKXFER.E4" chart:label-cell-address="DISKXFER.E1:DISKXFER.E1" chart:class="chart:line">
            <chart:data-point chart:repeated="3"/>
          </chart:series>
          <chart:series chart:style-name="ch12" chart:values-cell-range-address="DISKXFER.F2:DISKXFER.F4" chart:label-cell-address="DISKXFER.F1:DISKXFER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  <table:table-cell office:value-type="string">
                <text:p text:id="DISKXFER.F1:DISKXFER.F1">sr0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4">12:34:54</text:p>
              </table:table-cell>
              <table:table-cell office:value-type="float" office:value="0">
                <text:p text:id="DISKXFER.B2:DISKXFER.B4">0</text:p>
              </table:table-cell>
              <table:table-cell office:value-type="float" office:value="0">
                <text:p text:id="DISKXFER.C2:DISKXFER.C4">0</text:p>
              </table:table-cell>
              <table:table-cell office:value-type="float" office:value="0">
                <text:p text:id="DISKXFER.D2:DISKXFER.D4">0</text:p>
              </table:table-cell>
              <table:table-cell office:value-type="float" office:value="0">
                <text:p text:id="DISKXFER.E2:DISKXFER.E4">0</text:p>
              </table:table-cell>
              <table:table-cell office:value-type="float" office:value="0">
                <text:p text:id="DISKXFER.F2:DISKXFER.F4">0</text:p>
              </table:table-cell>
            </table:table-row>
            <table:table-row>
              <table:table-cell office:value-type="string">
                <text:p>12:35:24</text:p>
              </table:table-cell>
              <table:table-cell office:value-type="float" office:value="103.5">
                <text:p>103.5</text:p>
              </table:table-cell>
              <table:table-cell office:value-type="float" office:value="103.5">
                <text:p>10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35:54</text:p>
              </table:table-cell>
              <table:table-cell office:value-type="float" office:value="131.2">
                <text:p>131.2</text:p>
              </table:table-cell>
              <table:table-cell office:value-type="float" office:value="131.2">
                <text:p>131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797cm" svg:y="0.256cm" chart:style-name="ch2">
          <text:p>JFS Filespace %Used ubuntuServer  9/16/2011</text:p>
        </chart:title>
        <chart:legend chart:legend-position="end" svg:x="33.262cm" svg:y="5.598cm" chart:style-name="ch3"/>
        <chart:plot-area chart:style-name="ch4" table:cell-range-address="JFSFILE.B1:JFSFILE.G1 JFSFILE.A6:JFSFILE.G8" chart:data-source-has-labels="both" svg:x="0.713cm" svg:y="1.281cm" svg:width="31.837cm" svg:height="11.041cm">
          <chart:axis chart:dimension="x" chart:name="primary-x" chart:style-name="ch5">
            <chart:categories table:cell-range-address="JFSFILE.B1:JFSFILE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6:JFSFILE.G6" chart:label-cell-address="JFSFILE.A6:JFSFILE.A6" chart:class="chart:bar">
            <chart:data-point chart:repeated="6"/>
          </chart:series>
          <chart:series chart:style-name="ch9" chart:values-cell-range-address="JFSFILE.B7:JFSFILE.G7" chart:label-cell-address="JFSFILE.A7:JFSFILE.A7" chart:class="chart:bar">
            <chart:data-point chart:repeated="6"/>
          </chart:series>
          <chart:series chart:style-name="ch10" chart:values-cell-range-address="JFSFILE.B8:JFSFILE.G8" chart:label-cell-address="JFSFILE.A8:JFSFILE.A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G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  <table:table-cell office:value-type="string">
                <text:p>/var/lib/ureadahead/debugfs</text:p>
              </table:table-cell>
            </table:table-row>
          </table:table-header-rows>
          <table:table-rows>
            <table:table-row>
              <table:table-cell office:value-type="string">
                <text:p text:id="JFSFILE.A6:JFSFILE.A6">Avg.</text:p>
              </table:table-cell>
              <table:table-cell office:value-type="float" office:value="43.6">
                <text:p text:id="JFSFILE.B6:JFSFILE.G6">43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 text:id="JFSFILE.A7:JFSFILE.A7">WAvg.</text:p>
              </table:table-cell>
              <table:table-cell office:value-type="float" office:value="0.00198776758409736">
                <text:p text:id="JFSFILE.B7:JFSFILE.G7">0.00198776758409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98776758409736">
                <text:p>0.00198776758409736</text:p>
              </table:table-cell>
            </table:table-row>
            <table:table-row>
              <table:table-cell office:value-type="string">
                <text:p text:id="JFSFILE.A8:JFSFILE.A8">Max.</text:p>
              </table:table-cell>
              <table:table-cell office:value-type="float" office:value="0.2980122324159">
                <text:p text:id="JFSFILE.B8:JFSFILE.G8">0.2980122324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80122324159">
                <text:p>0.298012232415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4cm" xlink:href=".." chart:class="chart:line" chart:style-name="ch1">
        <chart:title svg:x="11.133cm" svg:y="0.256cm" chart:style-name="ch2">
          <text:p>Memory MB JMeter_Test_60_Threads  9/16/2011</text:p>
        </chart:title>
        <chart:legend chart:legend-position="end" svg:x="32.652cm" svg:y="6.066cm" chart:style-name="ch3"/>
        <chart:plot-area chart:style-name="ch4" table:cell-range-address="MEM.A2:MEM.A4 MEM.F1:MEM.F4" chart:data-source-has-labels="both" svg:x="0.708cm" svg:y="1.281cm" svg:width="31.237cm" svg:height="11.041cm">
          <chart:axis chart:dimension="x" chart:name="primary-x" chart:style-name="ch5">
            <chart:categories table:cell-range-address="MEM.A2:MEM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4" chart:label-cell-address="MEM.F1:MEM.F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4">12:34:54</text:p>
              </table:table-cell>
              <table:table-cell office:value-type="float" office:value="1967.9">
                <text:p text:id="MEM.F2:MEM.F4">1967.9</text:p>
              </table:table-cell>
            </table:table-row>
            <table:table-row>
              <table:table-cell office:value-type="string">
                <text:p>12:35:24</text:p>
              </table:table-cell>
              <table:table-cell office:value-type="float" office:value="1920.3">
                <text:p>1920.3</text:p>
              </table:table-cell>
            </table:table-row>
            <table:table-row>
              <table:table-cell office:value-type="string">
                <text:p>12:35:54</text:p>
              </table:table-cell>
              <table:table-cell office:value-type="float" office:value="1887.4">
                <text:p>1887.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7cm" xlink:href=".." chart:class="chart:area" chart:style-name="ch1">
        <chart:legend chart:legend-position="end" svg:x="32.52cm" svg:y="6.067cm" chart:style-name="ch2"/>
        <chart:plot-area chart:style-name="ch3" table:cell-range-address="MEM.A1:MEM.B4" chart:data-source-has-labels="both" svg:x="0.708cm" svg:y="0.256cm" svg:width="31.105cm" svg:height="12.069cm">
          <chart:axis chart:dimension="x" chart:name="primary-x" chart:style-name="ch4">
            <chart:categories table:cell-range-address="MEM.A2:MEM.A4"/>
          </chart:axis>
          <chart:axis chart:dimension="y" chart:name="primary-y" chart:style-name="ch5"/>
          <chart:series chart:style-name="ch6" chart:values-cell-range-address="MEM.B2:MEM.B4" chart:label-cell-address="MEM.B1:MEM.B1" chart:class="chart:area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4">12:34:54</text:p>
              </table:table-cell>
              <table:table-cell office:value-type="float" office:value="4026.9">
                <text:p text:id="MEM.B2:MEM.B4">4026.9</text:p>
              </table:table-cell>
            </table:table-row>
            <table:table-row>
              <table:table-cell office:value-type="string">
                <text:p>12:35:24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2:35:54</text:p>
              </table:table-cell>
              <table:table-cell office:value-type="float" office:value="4026.9">
                <text:p>4026.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625cm" svg:y="0.256cm" chart:style-name="ch2">
          <text:p>CPU Total JMeter_Test_60_Threads  9/16/2011</text:p>
        </chart:title>
        <chart:legend chart:legend-position="end" svg:x="33.209cm" svg:y="5.598cm" chart:style-name="ch3"/>
        <chart:plot-area chart:style-name="ch4" table:cell-range-address="CPU_ALL.A1:CPU_ALL.D4" chart:data-source-has-labels="both" svg:x="0.713cm" svg:y="1.281cm" svg:width="31.784cm" svg:height="11.041cm">
          <chart:axis chart:dimension="x" chart:name="primary-x" chart:style-name="ch5">
            <chart:categories table:cell-range-address="CPU_ALL.A2:CPU_ALL.A4"/>
          </chart:axis>
          <chart:axis chart:dimension="y" chart:name="primary-y" chart:style-name="ch6"/>
          <chart:series chart:style-name="ch7" chart:values-cell-range-address="CPU_ALL.B2:CPU_ALL.B4" chart:label-cell-address="CPU_ALL.B1:CPU_ALL.B1" chart:class="chart:area">
            <chart:data-point chart:repeated="3"/>
          </chart:series>
          <chart:series chart:style-name="ch8" chart:values-cell-range-address="CPU_ALL.C2:CPU_ALL.C4" chart:label-cell-address="CPU_ALL.C1:CPU_ALL.C1" chart:class="chart:area">
            <chart:data-point chart:repeated="3"/>
          </chart:series>
          <chart:series chart:style-name="ch9" chart:values-cell-range-address="CPU_ALL.D2:CPU_ALL.D4" chart:label-cell-address="CPU_ALL.D1:CPU_ALL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2:34:54</text:p>
              </table:table-cell>
              <table:table-cell office:value-type="float" office:value="1.2">
                <text:p text:id="CPU_ALL.B2:CPU_ALL.B4">1.2</text:p>
              </table:table-cell>
              <table:table-cell office:value-type="float" office:value="0.7">
                <text:p text:id="CPU_ALL.C2:CPU_ALL.C4">0.7</text:p>
              </table:table-cell>
              <table:table-cell office:value-type="float" office:value="0">
                <text:p text:id="CPU_ALL.D2:CPU_ALL.D4">0</text:p>
              </table:table-cell>
            </table:table-row>
            <table:table-row>
              <table:table-cell office:value-type="string">
                <text:p>12:35:24</text:p>
              </table:table-cell>
              <table:table-cell office:value-type="float" office:value="31.3">
                <text:p>31.3</text:p>
              </table:table-cell>
              <table:table-cell office:value-type="float" office:value="5.3">
                <text:p>5.3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2:35:54</text:p>
              </table:table-cell>
              <table:table-cell office:value-type="float" office:value="51.4">
                <text:p>51.4</text:p>
              </table:table-cell>
              <table:table-cell office:value-type="float" office:value="8.1">
                <text:p>8.1</text:p>
              </table:table-cell>
              <table:table-cell office:value-type="float" office:value="9.1">
                <text:p>9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0.315cm" svg:y="0.256cm" chart:style-name="ch2">
          <text:p>Network I/O JMeter_Test_60_Threads (KB/s) - 9/16/2011</text:p>
        </chart:title>
        <chart:legend chart:legend-position="end" svg:x="31.781cm" svg:y="5.832cm" chart:style-name="ch3"/>
        <chart:plot-area chart:style-name="ch4" table:cell-range-address="NET.A2:NET.A4 NET.H1:NET.I4" chart:data-source-has-labels="both" svg:x="0.713cm" svg:y="1.281cm" svg:width="30.356cm" svg:height="11.041cm">
          <chart:axis chart:dimension="x" chart:name="primary-x" chart:style-name="ch5">
            <chart:categories table:cell-range-address="NET.A2:NET.A4"/>
          </chart:axis>
          <chart:axis chart:dimension="y" chart:name="primary-y" chart:style-name="ch6"/>
          <chart:series chart:style-name="ch7" chart:values-cell-range-address="NET.I2:NET.I4" chart:label-cell-address="NET.I1:NET.I1" chart:class="chart:area">
            <chart:data-point chart:repeated="3"/>
          </chart:series>
          <chart:series chart:style-name="ch8" chart:values-cell-range-address="NET.H2:NET.H4" chart:label-cell-address="NET.H1:NET.H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4">12:34:54</text:p>
              </table:table-cell>
              <table:table-cell office:value-type="float" office:value="-0.2">
                <text:p text:id="NET.I2:NET.I4">-0.2</text:p>
              </table:table-cell>
              <table:table-cell office:value-type="float" office:value="0.5">
                <text:p text:id="NET.H2:NET.H4">0.5</text:p>
              </table:table-cell>
            </table:table-row>
            <table:table-row>
              <table:table-cell office:value-type="string">
                <text:p>12:35:24</text:p>
              </table:table-cell>
              <table:table-cell office:value-type="float" office:value="-1132.5">
                <text:p>-1132.5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12:35:54</text:p>
              </table:table-cell>
              <table:table-cell office:value-type="float" office:value="-764">
                <text:p>-764</text:p>
              </table:table-cell>
              <table:table-cell office:value-type="float" office:value="35.2">
                <text:p>35.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0.408cm" svg:y="0.256cm" chart:style-name="ch2">
          <text:p>Network I/O JMeter_Test_60_Threads (KB/s)  9/16/2011</text:p>
        </chart:title>
        <chart:legend chart:legend-position="end" svg:x="33.262cm" svg:y="5.599cm" chart:style-name="ch3"/>
        <chart:plot-area chart:style-name="ch4" table:cell-range-address="NET.B1:NET.E1 NET.A6:NET.E8" chart:data-source-has-labels="both" svg:x="0.713cm" svg:y="1.281cm" svg:width="31.837cm" svg:height="11.044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6:NET.E6" chart:label-cell-address="NET.A6:NET.A6" chart:class="chart:bar">
            <chart:data-point chart:repeated="4"/>
          </chart:series>
          <chart:series chart:style-name="ch9" chart:values-cell-range-address="NET.B7:NET.E7" chart:label-cell-address="NET.A7:NET.A7" chart:class="chart:bar">
            <chart:data-point chart:repeated="4"/>
          </chart:series>
          <chart:series chart:style-name="ch10" chart:values-cell-range-address="NET.B8:NET.E8" chart:label-cell-address="NET.A8:NET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6:NET.A6">Avg.</text:p>
              </table:table-cell>
              <table:table-cell office:value-type="float" office:value="0">
                <text:p text:id="NET.B6:NET.E6">0</text:p>
              </table:table-cell>
              <table:table-cell office:value-type="float" office:value="25.8333333333333">
                <text:p>25.8333333333333</text:p>
              </table:table-cell>
              <table:table-cell office:value-type="float" office:value="0">
                <text:p>0</text:p>
              </table:table-cell>
              <table:table-cell office:value-type="float" office:value="632.233333333333">
                <text:p>632.233333333333</text:p>
              </table:table-cell>
            </table:table-row>
            <table:table-row>
              <table:table-cell office:value-type="string">
                <text:p text:id="NET.A7:NET.A7">WAvg.</text:p>
              </table:table-cell>
              <table:table-cell office:value-type="float" office:value="0">
                <text:p text:id="NET.B7:NET.E7">0</text:p>
              </table:table-cell>
              <table:table-cell office:value-type="float" office:value="12.7025376344086">
                <text:p>12.7025376344086</text:p>
              </table:table-cell>
              <table:table-cell office:value-type="float" office:value="0">
                <text:p>0</text:p>
              </table:table-cell>
              <table:table-cell office:value-type="float" office:value="351.713674627862">
                <text:p>351.713674627862</text:p>
              </table:table-cell>
            </table:table-row>
            <table:table-row>
              <table:table-cell office:value-type="string">
                <text:p text:id="NET.A8:NET.A8">Max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3.26412903225806">
                <text:p>3.26412903225806</text:p>
              </table:table-cell>
              <table:table-cell office:value-type="float" office:value="0">
                <text:p>0</text:p>
              </table:table-cell>
              <table:table-cell office:value-type="float" office:value="148.552992038804">
                <text:p>148.55299203880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408cm" svg:y="0.256cm" chart:style-name="ch2">
          <text:p>Network I/O JMeter_Test_60_Threads (KB/s)  9/16/2011</text:p>
        </chart:title>
        <chart:legend chart:legend-position="end" svg:x="32.68cm" svg:y="5.365cm" chart:style-name="ch3"/>
        <chart:plot-area chart:style-name="ch4" table:cell-range-address="NET.A1:NET.E4" chart:data-source-has-labels="both" svg:x="0.713cm" svg:y="1.281cm" svg:width="31.255cm" svg:height="11.044cm">
          <chart:axis chart:dimension="x" chart:name="primary-x" chart:style-name="ch5">
            <chart:categories table:cell-range-address="NET.A2:NET.A4"/>
          </chart:axis>
          <chart:axis chart:dimension="y" chart:name="primary-y" chart:style-name="ch6"/>
          <chart:series chart:style-name="ch7" chart:values-cell-range-address="NET.B2:NET.B4" chart:label-cell-address="NET.B1:NET.B1" chart:class="chart:area">
            <chart:data-point chart:repeated="3"/>
          </chart:series>
          <chart:series chart:style-name="ch8" chart:values-cell-range-address="NET.C2:NET.C4" chart:label-cell-address="NET.C1:NET.C1" chart:class="chart:area">
            <chart:data-point chart:repeated="3"/>
          </chart:series>
          <chart:series chart:style-name="ch9" chart:values-cell-range-address="NET.D2:NET.D4" chart:label-cell-address="NET.D1:NET.D1" chart:class="chart:area">
            <chart:data-point chart:repeated="3"/>
          </chart:series>
          <chart:series chart:style-name="ch10" chart:values-cell-range-address="NET.E2:NET.E4" chart:label-cell-address="NET.E1:NET.E1" chart:class="chart:area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4">12:34:54</text:p>
              </table:table-cell>
              <table:table-cell office:value-type="float" office:value="0">
                <text:p text:id="NET.B2:NET.B4">0</text:p>
              </table:table-cell>
              <table:table-cell office:value-type="float" office:value="0.5">
                <text:p text:id="NET.C2:NET.C4">0.5</text:p>
              </table:table-cell>
              <table:table-cell office:value-type="float" office:value="0">
                <text:p text:id="NET.D2:NET.D4">0</text:p>
              </table:table-cell>
              <table:table-cell office:value-type="float" office:value="0.2">
                <text:p text:id="NET.E2:NET.E4">0.2</text:p>
              </table:table-cell>
            </table:table-row>
            <table:table-row>
              <table:table-cell office:value-type="string">
                <text:p>12:35:24</text:p>
              </table:table-cell>
              <table:table-cell office:value-type="float" office:value="0">
                <text:p>0</text:p>
              </table:table-cell>
              <table:table-cell office:value-type="float" office:value="41.8">
                <text:p>41.8</text:p>
              </table:table-cell>
              <table:table-cell office:value-type="float" office:value="0">
                <text:p>0</text:p>
              </table:table-cell>
              <table:table-cell office:value-type="float" office:value="1132.5">
                <text:p>1132.5</text:p>
              </table:table-cell>
            </table:table-row>
            <table:table-row>
              <table:table-cell office:value-type="string">
                <text:p>12:35:54</text:p>
              </table:table-cell>
              <table:table-cell office:value-type="float" office:value="0">
                <text:p>0</text:p>
              </table:table-cell>
              <table:table-cell office:value-type="float" office:value="35.2">
                <text:p>35.2</text:p>
              </table:table-cell>
              <table:table-cell office:value-type="float" office:value="0">
                <text:p>0</text:p>
              </table:table-cell>
              <table:table-cell office:value-type="float" office:value="764">
                <text:p>76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673cm" svg:y="0.256cm" chart:style-name="ch2">
          <text:p>Network Packets JMeter_Test_60_Threads  9/16/2011</text:p>
        </chart:title>
        <chart:legend chart:legend-position="end" svg:x="33.262cm" svg:y="5.598cm" chart:style-name="ch3"/>
        <chart:plot-area chart:style-name="ch4" table:cell-range-address="NETPACKET.B1:NETPACKET.E1 NETPACKET.A6:NETPACKET.E8" chart:data-source-has-labels="both" svg:x="0.713cm" svg:y="1.281cm" svg:width="31.837cm" svg:height="11.041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6:NETPACKET.E6" chart:label-cell-address="NETPACKET.A6:NETPACKET.A6" chart:class="chart:bar">
            <chart:data-point chart:repeated="4"/>
          </chart:series>
          <chart:series chart:style-name="ch9" chart:values-cell-range-address="NETPACKET.B7:NETPACKET.E7" chart:label-cell-address="NETPACKET.A7:NETPACKET.A7" chart:class="chart:bar">
            <chart:data-point chart:repeated="4"/>
          </chart:series>
          <chart:series chart:style-name="ch10" chart:values-cell-range-address="NETPACKET.B8:NETPACKET.E8" chart:label-cell-address="NETPACKET.A8:NETPACKET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6:NETPACKET.A6">Avg.</text:p>
              </table:table-cell>
              <table:table-cell office:value-type="float" office:value="0">
                <text:p text:id="NETPACKET.B6:NETPACKET.E6">0</text:p>
              </table:table-cell>
              <table:table-cell office:value-type="float" office:value="244.933333333333">
                <text:p>244.933333333333</text:p>
              </table:table-cell>
              <table:table-cell office:value-type="float" office:value="0">
                <text:p>0</text:p>
              </table:table-cell>
              <table:table-cell office:value-type="float" office:value="481.733333333333">
                <text:p>481.733333333333</text:p>
              </table:table-cell>
            </table:table-row>
            <table:table-row>
              <table:table-cell office:value-type="string">
                <text:p text:id="NETPACKET.A7:NETPACKET.A7">WAvg.</text:p>
              </table:table-cell>
              <table:table-cell office:value-type="float" office:value="0">
                <text:p text:id="NETPACKET.B7:NETPACKET.E7">0</text:p>
              </table:table-cell>
              <table:table-cell office:value-type="float" office:value="129.632671021593">
                <text:p>129.632671021593</text:p>
              </table:table-cell>
              <table:table-cell office:value-type="float" office:value="0">
                <text:p>0</text:p>
              </table:table-cell>
              <table:table-cell office:value-type="float" office:value="265.021067441646">
                <text:p>265.021067441646</text:p>
              </table:table-cell>
            </table:table-row>
            <table:table-row>
              <table:table-cell office:value-type="string">
                <text:p text:id="NETPACKET.A8:NETPACKET.A8">Max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58.1339956450735">
                <text:p>58.1339956450735</text:p>
              </table:table-cell>
              <table:table-cell office:value-type="float" office:value="0">
                <text:p>0</text:p>
              </table:table-cell>
              <table:table-cell office:value-type="float" office:value="109.945599225021">
                <text:p>109.94559922502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0.673cm" svg:y="0.256cm" chart:style-name="ch2">
          <text:p>Network Packets JMeter_Test_60_Threads  9/16/2011</text:p>
        </chart:title>
        <chart:legend chart:legend-position="end" svg:x="32.389cm" svg:y="5.365cm" chart:style-name="ch3"/>
        <chart:plot-area chart:style-name="ch4" table:cell-range-address="NETPACKET.A1:NETPACKET.E4" chart:data-source-has-labels="both" svg:x="0.713cm" svg:y="1.281cm" svg:width="30.964cm" svg:height="11.044cm">
          <chart:axis chart:dimension="x" chart:name="primary-x" chart:style-name="ch5">
            <chart:categories table:cell-range-address="NETPACKET.A2:NETPACKET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4" chart:label-cell-address="NETPACKET.B1:NETPACKET.B1" chart:class="chart:line">
            <chart:data-point chart:repeated="3"/>
          </chart:series>
          <chart:series chart:style-name="ch9" chart:values-cell-range-address="NETPACKET.C2:NETPACKET.C4" chart:label-cell-address="NETPACKET.C1:NETPACKET.C1" chart:class="chart:line">
            <chart:data-point chart:repeated="3"/>
          </chart:series>
          <chart:series chart:style-name="ch10" chart:values-cell-range-address="NETPACKET.D2:NETPACKET.D4" chart:label-cell-address="NETPACKET.D1:NETPACKET.D1" chart:class="chart:line">
            <chart:data-point chart:repeated="3"/>
          </chart:series>
          <chart:series chart:style-name="ch11" chart:values-cell-range-address="NETPACKET.E2:NETPACKET.E4" chart:label-cell-address="NETPACKET.E1:NETPACKET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4">12:34:54</text:p>
              </table:table-cell>
              <table:table-cell office:value-type="float" office:value="0">
                <text:p text:id="NETPACKET.B2:NETPACKET.B4">0</text:p>
              </table:table-cell>
              <table:table-cell office:value-type="float" office:value="5.5">
                <text:p text:id="NETPACKET.C2:NETPACKET.C4">5.5</text:p>
              </table:table-cell>
              <table:table-cell office:value-type="float" office:value="0">
                <text:p text:id="NETPACKET.D2:NETPACKET.D4">0</text:p>
              </table:table-cell>
              <table:table-cell office:value-type="float" office:value="0.9">
                <text:p text:id="NETPACKET.E2:NETPACKET.E4">0.9</text:p>
              </table:table-cell>
            </table:table-row>
            <table:table-row>
              <table:table-cell office:value-type="string">
                <text:p>12:35:24</text:p>
              </table:table-cell>
              <table:table-cell office:value-type="float" office:value="0">
                <text:p>0</text:p>
              </table:table-cell>
              <table:table-cell office:value-type="float" office:value="432.7">
                <text:p>432.7</text:p>
              </table:table-cell>
              <table:table-cell office:value-type="float" office:value="0">
                <text:p>0</text:p>
              </table:table-cell>
              <table:table-cell office:value-type="float" office:value="856.7">
                <text:p>856.7</text:p>
              </table:table-cell>
            </table:table-row>
            <table:table-row>
              <table:table-cell office:value-type="string">
                <text:p>12:35:54</text:p>
              </table:table-cell>
              <table:table-cell office:value-type="float" office:value="0">
                <text:p>0</text:p>
              </table:table-cell>
              <table:table-cell office:value-type="float" office:value="296.6">
                <text:p>296.6</text:p>
              </table:table-cell>
              <table:table-cell office:value-type="float" office:value="0">
                <text:p>0</text:p>
              </table:table-cell>
              <table:table-cell office:value-type="float" office:value="587.6">
                <text:p>587.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612cm" svg:y="0.256cm" chart:style-name="ch2">
          <text:p>Processes JMeter_Test_60_Threads  9/16/2011</text:p>
        </chart:title>
        <chart:legend chart:legend-position="end" svg:x="32.68cm" svg:y="5.832cm" chart:style-name="ch3"/>
        <chart:plot-area chart:style-name="ch4" table:cell-range-address="PROC.A1:PROC.C4" chart:data-source-has-labels="both" svg:x="0.713cm" svg:y="1.281cm" svg:width="31.255cm" svg:height="11.041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4" chart:label-cell-address="PROC.B1:PROC.B1" chart:class="chart:line">
            <chart:data-point chart:repeated="3"/>
          </chart:series>
          <chart:series chart:style-name="ch9" chart:values-cell-range-address="PROC.C2:PROC.C4" chart:label-cell-address="PROC.C1:PROC.C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2:34:54</text:p>
              </table:table-cell>
              <table:table-cell office:value-type="float" office:value="1">
                <text:p text:id="PROC.B2:PROC.B4">1</text:p>
              </table:table-cell>
              <table:table-cell office:value-type="float" office:value="-1">
                <text:p text:id="PROC.C2:PROC.C4">-1</text:p>
              </table:table-cell>
            </table:table-row>
            <table:table-row>
              <table:table-cell office:value-type="string">
                <text:p>12:35:24</text:p>
              </table:table-cell>
              <table:table-cell office:value-type="float" office:value="21">
                <text:p>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35:54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612cm" svg:y="0.256cm" chart:style-name="ch2">
          <text:p>Processes JMeter_Test_60_Threads  9/16/2011</text:p>
        </chart:title>
        <chart:legend chart:legend-position="end" svg:x="32.76cm" svg:y="5.833cm" chart:style-name="ch3"/>
        <chart:plot-area chart:style-name="ch4" table:cell-range-address="PROC.A2:PROC.A4 PROC.D2:PROC.E4" chart:data-source-has-labels="column" svg:x="0.713cm" svg:y="1.281cm" svg:width="31.335cm" svg:height="11.044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4" chart:class="chart:line">
            <chart:data-point chart:repeated="3"/>
          </chart:series>
          <chart:series chart:style-name="ch9" chart:values-cell-range-address="PROC.E2:PROC.E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2:34:54</text:p>
              </table:table-cell>
              <table:table-cell office:value-type="float" office:value="0">
                <text:p text:id="PROC.D2:PROC.D4">0</text:p>
              </table:table-cell>
              <table:table-cell office:value-type="float" office:value="-1">
                <text:p text:id="PROC.E2:PROC.E4">-1</text:p>
              </table:table-cell>
            </table:table-row>
            <table:table-row>
              <table:table-cell office:value-type="string">
                <text:p>12:35:24</text:p>
              </table:table-cell>
              <table:table-cell office:value-type="float" office:value="1712">
                <text:p>17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35:54</text:p>
              </table:table-cell>
              <table:table-cell office:value-type="float" office:value="1796.4">
                <text:p>1796.4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612cm" svg:y="0.256cm" chart:style-name="ch2">
          <text:p>Processes JMeter_Test_60_Threads  9/16/2011</text:p>
        </chart:title>
        <chart:legend chart:legend-position="end" svg:x="32.76cm" svg:y="5.833cm" chart:style-name="ch3"/>
        <chart:plot-area chart:style-name="ch4" table:cell-range-address="PROC.A2:PROC.A4 PROC.H2:PROC.I4" chart:data-source-has-labels="column" svg:x="0.713cm" svg:y="1.281cm" svg:width="31.335cm" svg:height="11.044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4" chart:class="chart:line">
            <chart:data-point chart:repeated="3"/>
          </chart:series>
          <chart:series chart:style-name="ch9" chart:values-cell-range-address="PROC.I2:PROC.I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2:34:54</text:p>
              </table:table-cell>
              <table:table-cell office:value-type="float" office:value="0">
                <text:p text:id="PROC.H2:PROC.H4">0</text:p>
              </table:table-cell>
              <table:table-cell office:value-type="float" office:value="-1">
                <text:p text:id="PROC.I2:PROC.I4">-1</text:p>
              </table:table-cell>
            </table:table-row>
            <table:table-row>
              <table:table-cell office:value-type="string">
                <text:p>12:35:24</text:p>
              </table:table-cell>
              <table:table-cell office:value-type="float" office:value="13.8">
                <text:p>13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35:54</text:p>
              </table:table-cell>
              <table:table-cell office:value-type="float" office:value="13.9">
                <text:p>13.9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501cm" svg:y="0.256cm" chart:style-name="ch2">
          <text:p>File-backed paging (kByes/sec) ubuntuServer 9/16/2011</text:p>
        </chart:title>
        <chart:legend chart:legend-position="end" svg:x="32.998cm" svg:y="5.832cm" chart:style-name="ch3"/>
        <chart:plot-area chart:style-name="ch4" table:cell-range-address="VM.A2:VM.A4 VM.H1:VM.I4" chart:data-source-has-labels="both" svg:x="0.713cm" svg:y="1.281cm" svg:width="31.573cm" svg:height="11.041cm">
          <chart:axis chart:dimension="x" chart:name="primary-x" chart:style-name="ch5">
            <chart:categories table:cell-range-address="VM.A2:VM.A4"/>
          </chart:axis>
          <chart:axis chart:dimension="y" chart:name="primary-y" chart:style-name="ch6"/>
          <chart:series chart:style-name="ch7" chart:values-cell-range-address="VM.H2:VM.H4" chart:label-cell-address="VM.H1:VM.H1" chart:class="chart:area">
            <chart:data-point chart:repeated="3"/>
          </chart:series>
          <chart:series chart:style-name="ch8" chart:values-cell-range-address="VM.I2:VM.I4" chart:label-cell-address="VM.I1:VM.I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4">12:34:54</text:p>
              </table:table-cell>
              <table:table-cell office:value-type="float" office:value="-1">
                <text:p text:id="VM.H2:VM.H4">-1</text:p>
              </table:table-cell>
              <table:table-cell office:value-type="float" office:value="-1">
                <text:p text:id="VM.I2:VM.I4">-1</text:p>
              </table:table-cell>
            </table:table-row>
            <table:table-row>
              <table:table-cell office:value-type="string">
                <text:p>12:35: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35: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column-mapping="0" chart:style-name="ch1">
        <chart:title svg:x="10.262cm" svg:y="0.256cm" chart:style-name="ch2">
          <text:p>Swap-space activity (kBytes/sec) ubuntuServer 9/16/2011</text:p>
        </chart:title>
        <chart:legend chart:legend-position="end" svg:x="32.918cm" svg:y="5.833cm" chart:style-name="ch3"/>
        <chart:plot-area chart:style-name="ch4" table:cell-range-address="VM.A2:VM.A4 VM.J1:VM.K4" chart:data-source-has-labels="both" svg:x="0.713cm" svg:y="1.281cm" svg:width="31.493cm" svg:height="11.044cm">
          <chart:axis chart:dimension="x" chart:name="primary-x" chart:style-name="ch5">
            <chart:categories table:cell-range-address="VM.A2:VM.A4"/>
          </chart:axis>
          <chart:axis chart:dimension="y" chart:name="primary-y" chart:style-name="ch6"/>
          <chart:series chart:style-name="ch7" chart:values-cell-range-address="VM.J2:VM.J4" chart:label-cell-address="VM.J1:VM.J1" chart:class="chart:area">
            <chart:data-point chart:repeated="3"/>
          </chart:series>
          <chart:series chart:style-name="ch8" chart:values-cell-range-address="VM.K2:VM.K4" chart:label-cell-address="VM.K1:VM.K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4">12:34:54</text:p>
              </table:table-cell>
              <table:table-cell office:value-type="float" office:value="-1">
                <text:p text:id="VM.J2:VM.J4">-1</text:p>
              </table:table-cell>
              <table:table-cell office:value-type="float" office:value="-1">
                <text:p text:id="VM.K2:VM.K4">-1</text:p>
              </table:table-cell>
            </table:table-row>
            <table:table-row>
              <table:table-cell office:value-type="string">
                <text:p>12:35: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35: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legend chart:legend-position="end" svg:x="33.421cm" svg:y="6.067cm" chart:style-name="ch2"/>
        <chart:plot-area chart:style-name="ch3" table:cell-range-address="CPU_ALL.A2:CPU_ALL.A4 CPU_ALL.G1:CPU_ALL.G4" chart:data-source-has-labels="both" svg:x="0.713cm" svg:y="0.256cm" svg:width="31.996cm" svg:height="12.069cm">
          <chart:axis chart:dimension="x" chart:name="primary-x" chart:style-name="ch4">
            <chart:categories table:cell-range-address="CPU_ALL.A2:CPU_ALL.A4"/>
          </chart:axis>
          <chart:axis chart:dimension="y" chart:name="primary-y" chart:style-name="ch5"/>
          <chart:series chart:style-name="ch6" chart:values-cell-range-address="CPU_ALL.G2:CPU_ALL.G4" chart:label-cell-address="CPU_ALL.G1:CPU_ALL.G1" chart:class="chart:area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2:34:54</text:p>
              </table:table-cell>
              <table:table-cell office:value-type="float" office:value="4">
                <text:p text:id="CPU_ALL.G2:CPU_ALL.G4">4</text:p>
              </table:table-cell>
            </table:table-row>
            <table:table-row>
              <table:table-cell office:value-type="string">
                <text:p>12:35: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35:5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2.141cm" svg:y="0.256cm" chart:style-name="ch2">
          <text:p>CPU 1 JMeter_Test_60_Threads  9/16/2011</text:p>
        </chart:title>
        <chart:legend chart:legend-position="end" svg:x="33.209cm" svg:y="5.598cm" chart:style-name="ch3"/>
        <chart:plot-area chart:style-name="ch4" table:cell-range-address="CPU01.A1:CPU01.D4" chart:data-source-has-labels="both" svg:x="0.713cm" svg:y="1.281cm" svg:width="31.784cm" svg:height="11.041cm">
          <chart:axis chart:dimension="x" chart:name="primary-x" chart:style-name="ch5">
            <chart:categories table:cell-range-address="CPU01.A2:CPU01.A4"/>
          </chart:axis>
          <chart:axis chart:dimension="y" chart:name="primary-y" chart:style-name="ch6"/>
          <chart:series chart:style-name="ch7" chart:values-cell-range-address="CPU01.B2:CPU01.B4" chart:label-cell-address="CPU01.B1:CPU01.B1" chart:class="chart:area">
            <chart:data-point chart:repeated="3"/>
          </chart:series>
          <chart:series chart:style-name="ch8" chart:values-cell-range-address="CPU01.C2:CPU01.C4" chart:label-cell-address="CPU01.C1:CPU01.C1" chart:class="chart:area">
            <chart:data-point chart:repeated="3"/>
          </chart:series>
          <chart:series chart:style-name="ch9" chart:values-cell-range-address="CPU01.D2:CPU01.D4" chart:label-cell-address="CPU01.D1:CPU01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4">12:34:54</text:p>
              </table:table-cell>
              <table:table-cell office:value-type="float" office:value="4">
                <text:p text:id="CPU01.B2:CPU01.B4">4</text:p>
              </table:table-cell>
              <table:table-cell office:value-type="float" office:value="0.6">
                <text:p text:id="CPU01.C2:CPU01.C4">0.6</text:p>
              </table:table-cell>
              <table:table-cell office:value-type="float" office:value="0.6">
                <text:p text:id="CPU01.D2:CPU01.D4">0.6</text:p>
              </table:table-cell>
            </table:table-row>
            <table:table-row>
              <table:table-cell office:value-type="string">
                <text:p>12:35:24</text:p>
              </table:table-cell>
              <table:table-cell office:value-type="float" office:value="30">
                <text:p>30</text:p>
              </table:table-cell>
              <table:table-cell office:value-type="float" office:value="3.7">
                <text:p>3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2:35:54</text:p>
              </table:table-cell>
              <table:table-cell office:value-type="float" office:value="45.9">
                <text:p>45.9</text:p>
              </table:table-cell>
              <table:table-cell office:value-type="float" office:value="7.1">
                <text:p>7.1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2.141cm" svg:y="0.256cm" chart:style-name="ch2">
          <text:p>CPU 2 JMeter_Test_60_Threads  9/16/2011</text:p>
        </chart:title>
        <chart:legend chart:legend-position="end" svg:x="33.209cm" svg:y="5.598cm" chart:style-name="ch3"/>
        <chart:plot-area chart:style-name="ch4" table:cell-range-address="CPU02.A1:CPU02.D4" chart:data-source-has-labels="both" svg:x="0.713cm" svg:y="1.281cm" svg:width="31.784cm" svg:height="11.041cm">
          <chart:axis chart:dimension="x" chart:name="primary-x" chart:style-name="ch5">
            <chart:categories table:cell-range-address="CPU02.A2:CPU02.A4"/>
          </chart:axis>
          <chart:axis chart:dimension="y" chart:name="primary-y" chart:style-name="ch6"/>
          <chart:series chart:style-name="ch7" chart:values-cell-range-address="CPU02.B2:CPU02.B4" chart:label-cell-address="CPU02.B1:CPU02.B1" chart:class="chart:area">
            <chart:data-point chart:repeated="3"/>
          </chart:series>
          <chart:series chart:style-name="ch8" chart:values-cell-range-address="CPU02.C2:CPU02.C4" chart:label-cell-address="CPU02.C1:CPU02.C1" chart:class="chart:area">
            <chart:data-point chart:repeated="3"/>
          </chart:series>
          <chart:series chart:style-name="ch9" chart:values-cell-range-address="CPU02.D2:CPU02.D4" chart:label-cell-address="CPU02.D1:CPU02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4">12:34:54</text:p>
              </table:table-cell>
              <table:table-cell office:value-type="float" office:value="4.7">
                <text:p text:id="CPU02.B2:CPU02.B4">4.7</text:p>
              </table:table-cell>
              <table:table-cell office:value-type="float" office:value="0.7">
                <text:p text:id="CPU02.C2:CPU02.C4">0.7</text:p>
              </table:table-cell>
              <table:table-cell office:value-type="float" office:value="0.6">
                <text:p text:id="CPU02.D2:CPU02.D4">0.6</text:p>
              </table:table-cell>
            </table:table-row>
            <table:table-row>
              <table:table-cell office:value-type="string">
                <text:p>12:35:24</text:p>
              </table:table-cell>
              <table:table-cell office:value-type="float" office:value="31.1">
                <text:p>31.1</text:p>
              </table:table-cell>
              <table:table-cell office:value-type="float" office:value="4.7">
                <text:p>4.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2:35:54</text:p>
              </table:table-cell>
              <table:table-cell office:value-type="float" office:value="58.3">
                <text:p>58.3</text:p>
              </table:table-cell>
              <table:table-cell office:value-type="float" office:value="7.2">
                <text:p>7.2</text:p>
              </table:table-cell>
              <table:table-cell office:value-type="float" office:value="3.3">
                <text:p>3.3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2.141cm" svg:y="0.256cm" chart:style-name="ch2">
          <text:p>CPU 3 JMeter_Test_60_Threads  9/16/2011</text:p>
        </chart:title>
        <chart:legend chart:legend-position="end" svg:x="33.209cm" svg:y="5.598cm" chart:style-name="ch3"/>
        <chart:plot-area chart:style-name="ch4" table:cell-range-address="CPU03.A1:CPU03.D4" chart:data-source-has-labels="both" svg:x="0.713cm" svg:y="1.281cm" svg:width="31.784cm" svg:height="11.041cm">
          <chart:axis chart:dimension="x" chart:name="primary-x" chart:style-name="ch5">
            <chart:categories table:cell-range-address="CPU03.A2:CPU03.A4"/>
          </chart:axis>
          <chart:axis chart:dimension="y" chart:name="primary-y" chart:style-name="ch6"/>
          <chart:series chart:style-name="ch7" chart:values-cell-range-address="CPU03.B2:CPU03.B4" chart:label-cell-address="CPU03.B1:CPU03.B1" chart:class="chart:area">
            <chart:data-point chart:repeated="3"/>
          </chart:series>
          <chart:series chart:style-name="ch8" chart:values-cell-range-address="CPU03.C2:CPU03.C4" chart:label-cell-address="CPU03.C1:CPU03.C1" chart:class="chart:area">
            <chart:data-point chart:repeated="3"/>
          </chart:series>
          <chart:series chart:style-name="ch9" chart:values-cell-range-address="CPU03.D2:CPU03.D4" chart:label-cell-address="CPU03.D1:CPU03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4">12:34:54</text:p>
              </table:table-cell>
              <table:table-cell office:value-type="float" office:value="4.5">
                <text:p text:id="CPU03.B2:CPU03.B4">4.5</text:p>
              </table:table-cell>
              <table:table-cell office:value-type="float" office:value="0.6">
                <text:p text:id="CPU03.C2:CPU03.C4">0.6</text:p>
              </table:table-cell>
              <table:table-cell office:value-type="float" office:value="0.8">
                <text:p text:id="CPU03.D2:CPU03.D4">0.8</text:p>
              </table:table-cell>
            </table:table-row>
            <table:table-row>
              <table:table-cell office:value-type="string">
                <text:p>12:35:24</text:p>
              </table:table-cell>
              <table:table-cell office:value-type="float" office:value="32.4">
                <text:p>32.4</text:p>
              </table:table-cell>
              <table:table-cell office:value-type="float" office:value="5.4">
                <text:p>5.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2:35:54</text:p>
              </table:table-cell>
              <table:table-cell office:value-type="float" office:value="54">
                <text:p>54</text:p>
              </table:table-cell>
              <table:table-cell office:value-type="float" office:value="8.1">
                <text:p>8.1</text:p>
              </table:table-cell>
              <table:table-cell office:value-type="float" office:value="4.4">
                <text:p>4.4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2.141cm" svg:y="0.256cm" chart:style-name="ch2">
          <text:p>CPU 4 JMeter_Test_60_Threads  9/16/2011</text:p>
        </chart:title>
        <chart:legend chart:legend-position="end" svg:x="33.209cm" svg:y="5.598cm" chart:style-name="ch3"/>
        <chart:plot-area chart:style-name="ch4" table:cell-range-address="CPU04.A1:CPU04.D4" chart:data-source-has-labels="both" svg:x="0.713cm" svg:y="1.281cm" svg:width="31.784cm" svg:height="11.041cm">
          <chart:axis chart:dimension="x" chart:name="primary-x" chart:style-name="ch5">
            <chart:categories table:cell-range-address="CPU04.A2:CPU04.A4"/>
          </chart:axis>
          <chart:axis chart:dimension="y" chart:name="primary-y" chart:style-name="ch6"/>
          <chart:series chart:style-name="ch7" chart:values-cell-range-address="CPU04.B2:CPU04.B4" chart:label-cell-address="CPU04.B1:CPU04.B1" chart:class="chart:area">
            <chart:data-point chart:repeated="3"/>
          </chart:series>
          <chart:series chart:style-name="ch8" chart:values-cell-range-address="CPU04.C2:CPU04.C4" chart:label-cell-address="CPU04.C1:CPU04.C1" chart:class="chart:area">
            <chart:data-point chart:repeated="3"/>
          </chart:series>
          <chart:series chart:style-name="ch9" chart:values-cell-range-address="CPU04.D2:CPU04.D4" chart:label-cell-address="CPU04.D1:CPU04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4">12:34:54</text:p>
              </table:table-cell>
              <table:table-cell office:value-type="float" office:value="4.2">
                <text:p text:id="CPU04.B2:CPU04.B4">4.2</text:p>
              </table:table-cell>
              <table:table-cell office:value-type="float" office:value="0.7">
                <text:p text:id="CPU04.C2:CPU04.C4">0.7</text:p>
              </table:table-cell>
              <table:table-cell office:value-type="float" office:value="2.7">
                <text:p text:id="CPU04.D2:CPU04.D4">2.7</text:p>
              </table:table-cell>
            </table:table-row>
            <table:table-row>
              <table:table-cell office:value-type="string">
                <text:p>12:35:24</text:p>
              </table:table-cell>
              <table:table-cell office:value-type="float" office:value="31.7">
                <text:p>31.7</text:p>
              </table:table-cell>
              <table:table-cell office:value-type="float" office:value="7.1">
                <text:p>7.1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2:35:54</text:p>
              </table:table-cell>
              <table:table-cell office:value-type="float" office:value="46.9">
                <text:p>46.9</text:p>
              </table:table-cell>
              <table:table-cell office:value-type="float" office:value="10.1">
                <text:p>10.1</text:p>
              </table:table-cell>
              <table:table-cell office:value-type="float" office:value="23.9">
                <text:p>23.9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2.141cm" svg:y="0.256cm" chart:style-name="ch2">
          <text:p>CPU by Processor ubuntuServer  9/16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26.6333333333333">
                <text:p text:id="CPU_SUMM.B2:CPU_SUMM.B5">26.6333333333333</text:p>
              </table:table-cell>
              <table:table-cell office:value-type="float" office:value="3.8">
                <text:p text:id="CPU_SUMM.C2:CPU_SUMM.C5">3.8</text:p>
              </table:table-cell>
              <table:table-cell office:value-type="float" office:value="2.2">
                <text:p text:id="CPU_SUMM.D2:CPU_SUMM.D5">2.2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31.3666666666667">
                <text:p>31.3666666666667</text:p>
              </table:table-cell>
              <table:table-cell office:value-type="float" office:value="4.2">
                <text:p>4.2</text:p>
              </table:table-cell>
              <table:table-cell office:value-type="float" office:value="2.26666666666667">
                <text:p>2.26666666666667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30.3">
                <text:p>30.3</text:p>
              </table:table-cell>
              <table:table-cell office:value-type="float" office:value="4.7">
                <text:p>4.7</text:p>
              </table:table-cell>
              <table:table-cell office:value-type="float" office:value="2.56666666666667">
                <text:p>2.56666666666667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27.6">
                <text:p>27.6</text:p>
              </table:table-cell>
              <table:table-cell office:value-type="float" office:value="5.96666666666667">
                <text:p>5.96666666666667</text:p>
              </table:table-cell>
              <table:table-cell office:value-type="float" office:value="14.7">
                <text:p>14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4cm" xlink:href=".." chart:class="chart:area" chart:style-name="ch1">
        <chart:title svg:x="10.849cm" svg:y="0.256cm" chart:style-name="ch2">
          <text:p>Disk total KB/s JMeter_Test_60_Threads - 9/16/2011</text:p>
        </chart:title>
        <chart:legend chart:legend-position="end" svg:x="31.793cm" svg:y="5.598cm" chart:style-name="ch3"/>
        <chart:plot-area chart:style-name="ch4" table:cell-range-address="DISK_SUMM.A2:DISK_SUMM.D4 DISK_SUMM.B1:DISK_SUMM.C1" chart:data-source-has-labels="column" svg:x="1.221cm" svg:y="1.281cm" svg:width="29.352cm" svg:height="11.041cm">
          <chart:axis chart:dimension="x" chart:name="primary-x" chart:style-name="ch5">
            <chart:categories table:cell-range-address="DISK_SUMM.A2:DISK_SUMM.A4"/>
          </chart:axis>
          <chart:axis chart:dimension="y" chart:name="primary-y" chart:style-name="ch6">
            <chart:title svg:x="0.712cm" svg:y="6.603cm" chart:style-name="ch7">
              <text:p>KB/sec</text:p>
            </chart:title>
          </chart:axis>
          <chart:axis chart:dimension="y" chart:name="secondary-y" chart:style-name="ch8">
            <chart:title svg:x="30.156cm" svg:y="6.603cm" chart:style-name="ch9">
              <text:p>IO/sec</text:p>
            </chart:title>
          </chart:axis>
          <chart:series chart:attached-axis="primary-y" chart:style-name="ch10" chart:values-cell-range-address="DISK_SUMM.B2:DISK_SUMM.B4" chart:label-cell-address="DISK_SUMM.B1:DISK_SUMM.B1" chart:class="chart:area">
            <chart:data-point chart:repeated="3"/>
          </chart:series>
          <chart:series chart:attached-axis="primary-y" chart:style-name="ch11" chart:values-cell-range-address="DISK_SUMM.C2:DISK_SUMM.C4" chart:label-cell-address="DISK_SUMM.C1:DISK_SUMM.C1" chart:class="chart:area">
            <chart:data-point chart:repeated="3"/>
          </chart:series>
          <chart:series chart:attached-axis="secondary-y" chart:style-name="ch12" chart:values-cell-range-address="DISK_SUMM.D2:DISK_SUMM.D4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4">12:34:54</text:p>
              </table:table-cell>
              <table:table-cell office:value-type="float" office:value="0">
                <text:p text:id="DISK_SUMM.B2:DISK_SUMM.B4">0</text:p>
              </table:table-cell>
              <table:table-cell office:value-type="float" office:value="0">
                <text:p text:id="DISK_SUMM.C2:DISK_SUMM.C4">0</text:p>
              </table:table-cell>
              <table:table-cell office:value-type="float" office:value="0">
                <text:p text:id="DISK_SUMM.D2:DISK_SUMM.D4">0</text:p>
              </table:table-cell>
            </table:table-row>
            <table:table-row>
              <table:table-cell office:value-type="string">
                <text:p>12:35:24</text:p>
              </table:table-cell>
              <table:table-cell office:value-type="float" office:value="0">
                <text:p>0</text:p>
              </table:table-cell>
              <table:table-cell office:value-type="float" office:value="1807.4">
                <text:p>1807.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2:35:54</text:p>
              </table:table-cell>
              <table:table-cell office:value-type="float" office:value="8">
                <text:p>8</text:p>
              </table:table-cell>
              <table:table-cell office:value-type="float" office:value="6416.8">
                <text:p>6416.8</text:p>
              </table:table-cell>
              <table:table-cell office:value-type="float" office:value="262.4">
                <text:p>262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7cm" xlink:href=".." chart:class="chart:bar" chart:style-name="ch1">
        <chart:title svg:x="10.942cm" svg:y="0.256cm" chart:style-name="ch2">
          <text:p>Disk total KB/s JMeter_Test_60_Threads  9/16/2011</text:p>
        </chart:title>
        <chart:legend chart:legend-position="end" svg:x="33.168cm" svg:y="5.599cm" chart:style-name="ch3"/>
        <chart:plot-area chart:style-name="ch4" table:cell-range-address="DISK_SUMM.B1:DISK_SUMM.D1 DISK_SUMM.A6:DISK_SUMM.D8" chart:data-source-has-labels="both" svg:x="0.711cm" svg:y="1.281cm" svg:width="31.747cm" svg:height="11.044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6:DISK_SUMM.D6" chart:label-cell-address="DISK_SUMM.A6:DISK_SUMM.A6" chart:class="chart:bar">
            <chart:data-point chart:repeated="3"/>
          </chart:series>
          <chart:series chart:style-name="ch9" chart:values-cell-range-address="DISK_SUMM.B7:DISK_SUMM.D7" chart:label-cell-address="DISK_SUMM.A7:DISK_SUMM.A7" chart:class="chart:bar">
            <chart:data-point chart:repeated="3"/>
          </chart:series>
          <chart:series chart:style-name="ch10" chart:values-cell-range-address="DISK_SUMM.B8:DISK_SUMM.D8" chart:label-cell-address="DISK_SUMM.A8:DISK_SUMM.A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6:DISK_SUMM.A6">Avg.</text:p>
              </table:table-cell>
              <table:table-cell office:value-type="float" office:value="2.66666666666667">
                <text:p text:id="DISK_SUMM.B6:DISK_SUMM.D6">2.66666666666667</text:p>
              </table:table-cell>
              <table:table-cell office:value-type="float" office:value="2741.4">
                <text:p>2741.4</text:p>
              </table:table-cell>
              <table:table-cell office:value-type="float" office:value="156.466666666667">
                <text:p>156.466666666667</text:p>
              </table:table-cell>
            </table:table-row>
            <table:table-row>
              <table:table-cell office:value-type="string">
                <text:p text:id="DISK_SUMM.A7:DISK_SUMM.A7">WAvg.</text:p>
              </table:table-cell>
              <table:table-cell office:value-type="float" office:value="5.33333333333333">
                <text:p text:id="DISK_SUMM.B7:DISK_SUMM.D7">5.33333333333333</text:p>
              </table:table-cell>
              <table:table-cell office:value-type="float" office:value="2662.41034021546">
                <text:p>2662.41034021546</text:p>
              </table:table-cell>
              <table:table-cell office:value-type="float" office:value="81.5025706575771">
                <text:p>81.5025706575771</text:p>
              </table:table-cell>
            </table:table-row>
            <table:table-row>
              <table:table-cell office:value-type="string">
                <text:p text:id="DISK_SUMM.A8:DISK_SUMM.A8">Max.</text:p>
              </table:table-cell>
              <table:table-cell office:value-type="float" office:value="0">
                <text:p text:id="DISK_SUMM.B8:DISK_SUMM.D8">0</text:p>
              </table:table-cell>
              <table:table-cell office:value-type="float" office:value="1012.98965978454">
                <text:p>1012.98965978454</text:p>
              </table:table-cell>
              <table:table-cell office:value-type="float" office:value="24.4307626757563">
                <text:p>24.43076267575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9.812cm" svg:y="0.256cm" chart:style-name="ch2">
          <text:p>Disk Block Size JMeter_Test_60_Threads (Kbytes)  9/16/2011</text:p>
        </chart:title>
        <chart:legend chart:legend-position="end" svg:x="33.209cm" svg:y="5.598cm" chart:style-name="ch3"/>
        <chart:plot-area chart:style-name="ch4" table:cell-range-address="DISKBSIZE.B1:DISKBSIZE.F1 DISKBSIZE.B6:DISKBSIZE.F8" chart:data-source-has-labels="row" svg:x="0.712cm" svg:y="1.281cm" svg:width="31.786cm" svg:height="11.041cm">
          <chart:axis chart:dimension="x" chart:name="primary-x" chart:style-name="ch5">
            <chart:categories table:cell-range-address="DISKBSIZE.B1:DISKBSIZ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6:DISKBSIZE.F6" chart:class="chart:bar">
            <chart:data-point chart:repeated="5"/>
          </chart:series>
          <chart:series chart:style-name="ch9" chart:values-cell-range-address="DISKBSIZE.B7:DISKBSIZE.F7" chart:class="chart:bar">
            <chart:data-point chart:repeated="5"/>
          </chart:series>
          <chart:series chart:style-name="ch10" chart:values-cell-range-address="DISKBSIZE.B8:DISKBSIZE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11.0666666666667">
                <text:p text:id="DISKBSIZE.B6:DISKBSIZE.F6">11.0666666666667</text:p>
              </table:table-cell>
              <table:table-cell office:value-type="float" office:value="11.0666666666667">
                <text:p>11.0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9.2929718875502">
                <text:p text:id="DISKBSIZE.B7:DISKBSIZE.F7">9.2929718875502</text:p>
              </table:table-cell>
              <table:table-cell office:value-type="float" office:value="9.2929718875502">
                <text:p>9.2929718875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4.14036144578314">
                <text:p text:id="DISKBSIZE.B8:DISKBSIZE.F8">4.14036144578314</text:p>
              </table:table-cell>
              <table:table-cell office:value-type="float" office:value="4.14036144578314">
                <text:p>4.14036144578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9.812cm" svg:y="0.256cm" chart:style-name="ch2">
          <text:p>Disk Block Size JMeter_Test_60_Threads (Kbytes)  9/16/2011</text:p>
        </chart:title>
        <chart:legend chart:legend-position="end" svg:x="33.368cm" svg:y="5.131cm" chart:style-name="ch3"/>
        <chart:plot-area chart:style-name="ch4" table:cell-range-address="DISKBSIZE.A1:DISKBSIZE.F4" chart:data-source-has-labels="both" svg:x="0.712cm" svg:y="1.281cm" svg:width="31.945cm" svg:height="11.044cm">
          <chart:axis chart:dimension="x" chart:name="primary-x" chart:style-name="ch5">
            <chart:categories table:cell-range-address="DISKBSIZE.A2:DISKBSIZ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4" chart:label-cell-address="DISKBSIZE.B1:DISKBSIZE.B1" chart:class="chart:line">
            <chart:data-point chart:repeated="3"/>
          </chart:series>
          <chart:series chart:style-name="ch9" chart:values-cell-range-address="DISKBSIZE.C2:DISKBSIZE.C4" chart:label-cell-address="DISKBSIZE.C1:DISKBSIZE.C1" chart:class="chart:line">
            <chart:data-point chart:repeated="3"/>
          </chart:series>
          <chart:series chart:style-name="ch10" chart:values-cell-range-address="DISKBSIZE.D2:DISKBSIZE.D4" chart:label-cell-address="DISKBSIZE.D1:DISKBSIZE.D1" chart:class="chart:line">
            <chart:data-point chart:repeated="3"/>
          </chart:series>
          <chart:series chart:style-name="ch11" chart:values-cell-range-address="DISKBSIZE.E2:DISKBSIZE.E4" chart:label-cell-address="DISKBSIZE.E1:DISKBSIZE.E1" chart:class="chart:line">
            <chart:data-point chart:repeated="3"/>
          </chart:series>
          <chart:series chart:style-name="ch12" chart:values-cell-range-address="DISKBSIZE.F2:DISKBSIZE.F4" chart:label-cell-address="DISKBSIZE.F1:DISKBSIZE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  <table:table-cell office:value-type="string">
                <text:p text:id="DISKBSIZE.F1:DISKBSIZE.F1">sr0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4">12:34:54</text:p>
              </table:table-cell>
              <table:table-cell office:value-type="float" office:value="0">
                <text:p text:id="DISKBSIZE.B2:DISKBSIZE.B4">0</text:p>
              </table:table-cell>
              <table:table-cell office:value-type="float" office:value="0">
                <text:p text:id="DISKBSIZE.C2:DISKBSIZE.C4">0</text:p>
              </table:table-cell>
              <table:table-cell office:value-type="float" office:value="0">
                <text:p text:id="DISKBSIZE.D2:DISKBSIZE.D4">0</text:p>
              </table:table-cell>
              <table:table-cell office:value-type="float" office:value="0">
                <text:p text:id="DISKBSIZE.E2:DISKBSIZE.E4">0</text:p>
              </table:table-cell>
              <table:table-cell office:value-type="float" office:value="0">
                <text:p text:id="DISKBSIZE.F2:DISKBSIZE.F4">0</text:p>
              </table:table-cell>
            </table:table-row>
            <table:table-row>
              <table:table-cell office:value-type="string">
                <text:p>12:35:24</text:p>
              </table:table-cell>
              <table:table-cell office:value-type="float" office:value="8.7">
                <text:p>8.7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35:54</text:p>
              </table:table-cell>
              <table:table-cell office:value-type="float" office:value="24.5">
                <text:p>24.5</text:p>
              </table:table-cell>
              <table:table-cell office:value-type="float" office:value="24.5">
                <text:p>2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11.387cm" svg:y="0.256cm" chart:style-name="ch2">
          <text:p>Disk %Busy JMeter_Test_60_Threads  9/16/2011</text:p>
        </chart:title>
        <chart:legend chart:legend-position="end" svg:x="33.209cm" svg:y="5.598cm" chart:style-name="ch3"/>
        <chart:plot-area chart:style-name="ch4" table:cell-range-address="DISKBUSY.B1:DISKBUSY.F1 DISKBUSY.B6:DISKBUSY.F8" chart:data-source-has-labels="row" svg:x="0.712cm" svg:y="1.281cm" svg:width="31.786cm" svg:height="11.041cm">
          <chart:axis chart:dimension="x" chart:name="primary-x" chart:style-name="ch5">
            <chart:categories table:cell-range-address="DISKBUSY.B1:DISKBUSY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6:DISKBUSY.F6" chart:class="chart:bar">
            <chart:data-point chart:repeated="5"/>
          </chart:series>
          <chart:series chart:style-name="ch9" chart:values-cell-range-address="DISKBUSY.B7:DISKBUSY.F7" chart:class="chart:bar">
            <chart:data-point chart:repeated="5"/>
          </chart:series>
          <chart:series chart:style-name="ch10" chart:values-cell-range-address="DISKBUSY.B8:DISKBUSY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30.3">
                <text:p text:id="DISKBUSY.B6:DISKBUSY.F6">30.3</text:p>
              </table:table-cell>
              <table:table-cell office:value-type="float" office:value="30.3">
                <text:p>3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16.9124312431243">
                <text:p text:id="DISKBUSY.B7:DISKBUSY.F7">16.9124312431243</text:p>
              </table:table-cell>
              <table:table-cell office:value-type="float" office:value="16.9124312431243">
                <text:p>16.9124312431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7.18756875687569">
                <text:p text:id="DISKBUSY.B8:DISKBUSY.F8">7.18756875687569</text:p>
              </table:table-cell>
              <table:table-cell office:value-type="float" office:value="7.18756875687569">
                <text:p>7.187568756875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